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 style:parent-style-name="Standard"/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/>
    <style:style style:name="T18_10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P33" style:family="paragraph" style:parent-style-name="Standard">
      <style:paragraph-properties fo:break-before="auto" style:writing-mode="lr-tb"/>
    </style:style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T51_177" style:family="text"/>
    <style:style style:name="T51_178" style:family="text"/>
    <style:style style:name="T51_179" style:family="text"/>
    <style:style style:name="T51_180" style:family="text"/>
    <style:style style:name="T51_181" style:family="text"/>
    <style:style style:name="P5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T54_160" style:family="text"/>
    <style:style style:name="T54_161" style:family="text"/>
    <style:style style:name="T54_162" style:family="text"/>
    <style:style style:name="T54_163" style:family="text"/>
    <style:style style:name="T54_164" style:family="text"/>
    <style:style style:name="T54_165" style:family="text"/>
    <style:style style:name="T54_166" style:family="text"/>
    <style:style style:name="T54_167" style:family="text"/>
    <style:style style:name="T54_168" style:family="text"/>
    <style:style style:name="T54_169" style:family="text"/>
    <style:style style:name="T54_170" style:family="text"/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P57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he</text:span><text:span text:style-name="T1_2"><text:s/></text:span><text:span text:style-name="T1_3">Idea</text:span></text:p>
      <text:p text:style-name="P2"><text:span text:style-name="T2_1"><office:annotation><dc:creator/><text:p text:style-name="P3"><text:span text:style-name="T3_1">eloise</text:span><text:span text:style-name="T3_2">:</text:span></text:p><text:p text:style-name="P4"><text:span text:style-name="T4_1">I</text:span><text:span text:style-name="T4_2"><text:s/></text:span><text:span text:style-name="T4_3">think</text:span><text:span text:style-name="T4_4"><text:s/></text:span><text:span text:style-name="T4_5">we</text:span><text:span text:style-name="T4_6"><text:s/></text:span><text:span text:style-name="T4_7">should</text:span><text:span text:style-name="T4_8"><text:s/></text:span><text:span text:style-name="T4_9">also</text:span><text:span text:style-name="T4_10"><text:s/></text:span><text:span text:style-name="T4_11">make</text:span><text:span text:style-name="T4_12"><text:s/></text:span><text:span text:style-name="T4_13">it</text:span><text:span text:style-name="T4_14"><text:s/></text:span><text:span text:style-name="T4_15">look</text:span><text:span text:style-name="T4_16"><text:s/></text:span><text:span text:style-name="T4_17">nice</text:span><text:span text:style-name="T4_18"><text:s/>(</text:span><text:span text:style-name="T4_19">maybe</text:span><text:span text:style-name="T4_20"><text:s/></text:span><text:span text:style-name="T4_21">stick</text:span><text:span text:style-name="T4_22"><text:s/></text:span><text:span text:style-name="T4_23">our</text:span><text:span text:style-name="T4_24"><text:s/></text:span><text:span text:style-name="T4_25">logo</text:span><text:span text:style-name="T4_26"><text:s/></text:span><text:span text:style-name="T4_27">on</text:span><text:span text:style-name="T4_28"><text:s/></text:span><text:span text:style-name="T4_29">etc</text:span><text:span text:style-name="T4_30">).</text:span></text:p><text:p text:style-name="P5"><text:span text:style-name="T5_1">eloise</text:span><text:span text:style-name="T5_2">:</text:span></text:p><text:p text:style-name="P6"><text:span text:style-name="T6_1">http</text:span><text:span text:style-name="T6_2">://</text:span><text:span text:style-name="T6_3">www</text:span><text:span text:style-name="T6_4">.</text:span><text:span text:style-name="T6_5">zeroland</text:span><text:span text:style-name="T6_6">.</text:span><text:span text:style-name="T6_7">co</text:span><text:span text:style-name="T6_8">.</text:span><text:span text:style-name="T6_9">nz</text:span><text:span text:style-name="T6_10">/</text:span><text:span text:style-name="T6_11">new</text:span><text:span text:style-name="T6_12">_</text:span><text:span text:style-name="T6_13">zealand</text:span><text:span text:style-name="T6_14">_</text:span><text:span text:style-name="T6_15">universities</text:span><text:span text:style-name="T6_16">.</text:span><text:span text:style-name="T6_17">html</text:span></text:p></office:annotation></text:span><text:span text:style-name="T6_18">To</text:span><text:span text:style-name="T6_19"><text:s/></text:span><text:span text:style-name="T6_20">create</text:span><text:span text:style-name="T6_21"><text:s/></text:span><text:span text:style-name="T6_22">a</text:span><text:span text:style-name="T6_23"><text:s/></text:span><text:span text:style-name="T6_24">website</text:span><text:span text:style-name="T6_25"><text:s/></text:span><text:span text:style-name="T6_26">called</text:span><text:span text:style-name="T6_27"><text:s/>‘</text:span><text:span text:style-name="T6_28">The</text:span><text:span text:style-name="T6_29"><text:s/></text:span><text:span text:style-name="T6_30">Dot</text:span><text:span text:style-name="T6_31">’<text:s/></text:span><text:span text:style-name="T6_32">which</text:span><text:span text:style-name="T6_33"><text:s/></text:span><text:span text:style-name="T6_34">connects</text:span><text:span text:style-name="T6_35"><text:s/></text:span><text:span text:style-name="T6_36">the</text:span><text:span text:style-name="T6_37"><text:s/></text:span><text:span text:style-name="T6_38">dots</text:span><text:span text:style-name="T6_39"><text:s/></text:span><text:span text:style-name="T6_40">for</text:span><text:span text:style-name="T6_41"><text:s/></text:span><text:span text:style-name="T6_42">emerging</text:span><text:span text:style-name="T6_43"><text:s/></text:span><text:span text:style-name="T6_44">artists</text:span><text:span text:style-name="T6_45"><text:s/></text:span><text:span text:style-name="T6_46">in</text:span><text:span text:style-name="T6_47"><text:s/></text:span><text:span text:style-name="T6_48">New</text:span><text:span text:style-name="T6_49"><text:s/></text:span><text:span text:style-name="T6_50">Zealand</text:span><text:span text:style-name="T6_51">.</text:span><text:span text:style-name="T6_52"><text:s/></text:span></text:p>
      <text:p text:style-name="P7"/>
      <text:p text:style-name="P8"><text:span text:style-name="T8_1">The</text:span><text:span text:style-name="T8_2"><text:s/></text:span><text:span text:style-name="T8_3">Dot</text:span><text:span text:style-name="T8_4"><text:s/></text:span><text:span text:style-name="T8_5">is</text:span><text:span text:style-name="T8_6"><text:s/></text:span><text:span text:style-name="T8_7">a</text:span><text:span text:style-name="T8_8"><text:s/></text:span><text:span text:style-name="T8_9">proposed</text:span><text:span text:style-name="T8_10"><text:s/></text:span><text:span text:style-name="T8_11">online</text:span><text:span text:style-name="T8_12"><text:s/></text:span><text:span text:style-name="T8_13">tool</text:span><text:span text:style-name="T8_14"><text:s/></text:span><text:span text:style-name="T8_15">aimed</text:span><text:span text:style-name="T8_16"><text:s/></text:span><text:span text:style-name="T8_17">at</text:span><text:span text:style-name="T8_18"><text:s/></text:span><text:span text:style-name="T8_19">emerging</text:span><text:span text:style-name="T8_20"><text:s/></text:span><text:span text:style-name="T8_21">artists</text:span><text:span text:style-name="T8_22">,<text:s/></text:span><text:span text:style-name="T8_23">to</text:span><text:span text:style-name="T8_24"><text:s/></text:span><text:span text:style-name="T8_25">support</text:span><text:span text:style-name="T8_26"><text:s/></text:span><text:span text:style-name="T8_27">them</text:span><text:span text:style-name="T8_28"><text:s/></text:span><text:span text:style-name="T8_29">on</text:span><text:span text:style-name="T8_30"><text:s/></text:span><text:span text:style-name="T8_31">their</text:span><text:span text:style-name="T8_32"><text:s/></text:span><text:span text:style-name="T8_33">journey</text:span><text:span text:style-name="T8_34"><text:s/></text:span><text:span text:style-name="T8_35">to</text:span><text:span text:style-name="T8_36"><text:s/></text:span><text:span text:style-name="T8_37">building</text:span><text:span text:style-name="T8_38"><text:s/></text:span><text:span text:style-name="T8_39">successful</text:span><text:span text:style-name="T8_40"><text:s/></text:span><text:span text:style-name="T8_41">careers</text:span><text:span text:style-name="T8_42">.<text:s/></text:span><text:span text:style-name="T8_43">We</text:span><text:span text:style-name="T8_44"><text:s/></text:span><text:span text:style-name="T8_45">are</text:span><text:span text:style-name="T8_46"><text:s/></text:span><text:span text:style-name="T8_47">proposing</text:span><text:span text:style-name="T8_48"><text:s/></text:span><text:span text:style-name="T8_49">a</text:span><text:span text:style-name="T8_50"><text:s/></text:span><text:span text:style-name="T8_51">website</text:span><text:span text:style-name="T8_52"><text:s/></text:span><text:span text:style-name="T8_53">that</text:span><text:span text:style-name="T8_54"><text:s/></text:span><text:span text:style-name="T8_55">is</text:span><text:span text:style-name="T8_56"><text:s/></text:span><text:span text:style-name="T8_57">clean</text:span><text:span text:style-name="T8_58">,<text:s/></text:span><text:span text:style-name="T8_59">visual</text:span><text:span text:style-name="T8_60">,<text:s/></text:span><text:span text:style-name="T8_61">inspiring</text:span><text:span text:style-name="T8_62"><text:s/></text:span><text:span text:style-name="T8_63">and</text:span><text:span text:style-name="T8_64"><text:s/></text:span><text:span text:style-name="T8_65">useful</text:span><text:span text:style-name="T8_66"><text:s/></text:span><text:span text:style-name="T8_67">focussed</text:span><text:span text:style-name="T8_68"><text:s/></text:span><text:span text:style-name="T8_69">on</text:span><text:span text:style-name="T8_70"><text:s/></text:span><text:span text:style-name="T8_71">documentation</text:span><text:span text:style-name="T8_72">,<text:s/></text:span><text:span text:style-name="T8_73">networking</text:span><text:span text:style-name="T8_74"><text:s/></text:span><text:span text:style-name="T8_75">and</text:span><text:span text:style-name="T8_76"><text:s/></text:span><text:span text:style-name="T8_77">organising</text:span><text:span text:style-name="T8_78">.<text:s/></text:span><text:span text:style-name="T8_79">This</text:span><text:span text:style-name="T8_80"><text:s/></text:span><text:span text:style-name="T8_81">initiative</text:span><text:span text:style-name="T8_82"><text:s/></text:span><text:span text:style-name="T8_83">will</text:span><text:span text:style-name="T8_84"><text:s/></text:span><text:span text:style-name="T8_85">streamline</text:span><text:span text:style-name="T8_86"><text:s/></text:span><text:span text:style-name="T8_87">the</text:span><text:span text:style-name="T8_88"><text:s/></text:span><text:span text:style-name="T8_89">logistical</text:span><text:span text:style-name="T8_90"><text:s/></text:span><text:span text:style-name="T8_91">limitations</text:span><text:span text:style-name="T8_92"><text:s/></text:span><text:span text:style-name="T8_93">of</text:span><text:span text:style-name="T8_94"><text:s/></text:span><text:span text:style-name="T8_95">a</text:span><text:span text:style-name="T8_96"><text:s/></text:span><text:span text:style-name="T8_97">traditional</text:span><text:span text:style-name="T8_98"><text:s/></text:span><text:span text:style-name="T8_99">gallery</text:span><text:span text:style-name="T8_100">’</text:span><text:span text:style-name="T8_101">s</text:span><text:span text:style-name="T8_102"><text:s/></text:span><text:span text:style-name="T8_103">overhead</text:span><text:span text:style-name="T8_104"><text:s/></text:span><text:span text:style-name="T8_105">costs</text:span><text:span text:style-name="T8_106">,<text:s/></text:span><text:span text:style-name="T8_107">while</text:span><text:span text:style-name="T8_108"><text:s/></text:span><text:span text:style-name="T8_109">expanding</text:span><text:span text:style-name="T8_110"><text:s/></text:span><text:span text:style-name="T8_111">the</text:span><text:span text:style-name="T8_112"><text:s/></text:span><text:span text:style-name="T8_113">ways</text:span><text:span text:style-name="T8_114"><text:s/></text:span><text:span text:style-name="T8_115">in</text:span><text:span text:style-name="T8_116"><text:s/></text:span><text:span text:style-name="T8_117">which</text:span><text:span text:style-name="T8_118"><text:s/></text:span><text:span text:style-name="T8_119">artists</text:span><text:span text:style-name="T8_120">,<text:s/></text:span><text:span text:style-name="T8_121">would</text:span><text:span text:style-name="T8_122">-</text:span><text:span text:style-name="T8_123">be</text:span><text:span text:style-name="T8_124"><text:s/></text:span><text:span text:style-name="T8_125">collectors</text:span><text:span text:style-name="T8_126"><text:s/></text:span><text:span text:style-name="T8_127">and</text:span><text:span text:style-name="T8_128"><text:s/></text:span><text:span text:style-name="T8_129">gallery</text:span><text:span text:style-name="T8_130"><text:s/></text:span><text:span text:style-name="T8_131">directors</text:span><text:span text:style-name="T8_132"><text:s/></text:span><text:span text:style-name="T8_133">can</text:span><text:span text:style-name="T8_134"><text:s/></text:span><text:span text:style-name="T8_135">browse</text:span><text:span text:style-name="T8_136">,<text:s/></text:span><text:span text:style-name="T8_137">interact</text:span><text:span text:style-name="T8_138"><text:s/></text:span><text:span text:style-name="T8_139">with</text:span><text:span text:style-name="T8_140"><text:s/></text:span><text:span text:style-name="T8_141">and</text:span><text:span text:style-name="T8_142"><text:s/></text:span><text:span text:style-name="T8_143">find</text:span><text:span text:style-name="T8_144"><text:s/></text:span><text:span text:style-name="T8_145">potential</text:span><text:span text:style-name="T8_146"><text:s/></text:span><text:span text:style-name="T8_147">acquisitions</text:span><text:span text:style-name="T8_148">.<text:s/></text:span><text:span text:style-name="T8_149">The</text:span><text:span text:style-name="T8_150"><text:s/></text:span><text:span text:style-name="T8_151">result</text:span><text:span text:style-name="T8_152"><text:s/></text:span><text:span text:style-name="T8_153">is</text:span><text:span text:style-name="T8_154"><text:s/></text:span><text:span text:style-name="T8_155">a</text:span><text:span text:style-name="T8_156"><text:s/></text:span><text:span text:style-name="T8_157">newly</text:span><text:span text:style-name="T8_158"><text:s/></text:span><text:span text:style-name="T8_159">diversified</text:span><text:span text:style-name="T8_160"><text:s/></text:span><text:span text:style-name="T8_161">and</text:span><text:span text:style-name="T8_162"><text:s/></text:span><text:span text:style-name="T8_163">democratized</text:span><text:span text:style-name="T8_164"><text:s/></text:span><text:span text:style-name="T8_165">platform</text:span><text:span text:style-name="T8_166"><text:s/></text:span><text:span text:style-name="T8_167">for</text:span><text:span text:style-name="T8_168"><text:s/></text:span><text:span text:style-name="T8_169">viewing</text:span><text:span text:style-name="T8_170"><text:s/></text:span><text:span text:style-name="T8_171">and</text:span><text:span text:style-name="T8_172"><text:s/></text:span><text:span text:style-name="T8_173">sharing</text:span><text:span text:style-name="T8_174"><text:s/></text:span><text:span text:style-name="T8_175">art</text:span><text:span text:style-name="T8_176"><text:s/></text:span><text:span text:style-name="T8_177">in</text:span><text:span text:style-name="T8_178"><text:s/></text:span><text:span text:style-name="T8_179">New</text:span><text:span text:style-name="T8_180"><text:s/></text:span><text:span text:style-name="T8_181">Zealand</text:span><text:span text:style-name="T8_182">.</text:span></text:p>
      <text:p text:style-name="P9"/>
      <text:p text:style-name="P10"><text:span text:style-name="T10_1">Examples</text:span><text:span text:style-name="T10_2"><text:s/></text:span><text:span text:style-name="T10_3">of</text:span><text:span text:style-name="T10_4"><text:s/></text:span><text:span text:style-name="T10_5">specified</text:span><text:span text:style-name="T10_6"><text:s/></text:span><text:span text:style-name="T10_7">social</text:span><text:span text:style-name="T10_8"><text:s/></text:span><text:span text:style-name="T10_9">networking</text:span><text:span text:style-name="T10_10"><text:s/></text:span><text:span text:style-name="T10_11">already</text:span><text:span text:style-name="T10_12"><text:s/></text:span><text:span text:style-name="T10_13">exist</text:span><text:span text:style-name="T10_14"><text:s/>-<text:s/></text:span><text:span text:style-name="T10_15">such</text:span><text:span text:style-name="T10_16"><text:s/></text:span><text:span text:style-name="T10_17">as</text:span><text:span text:style-name="T10_18"><text:s/></text:span><text:span text:style-name="T10_19">Mubi</text:span><text:span text:style-name="T10_20"><text:s/></text:span><text:span text:style-name="T10_21">for</text:span><text:span text:style-name="T10_22"><text:s/></text:span><text:span text:style-name="T10_23">film</text:span><text:span text:style-name="T10_24"><text:s/></text:span><text:span text:style-name="T10_25">fanatics</text:span><text:span text:style-name="T10_26"><text:s/></text:span><text:span text:style-name="T10_27">or</text:span><text:span text:style-name="T10_28"><text:s/></text:span><text:span text:style-name="T10_29">Shelfari</text:span><text:span text:style-name="T10_30"><text:s/></text:span><text:span text:style-name="T10_31">for</text:span><text:span text:style-name="T10_32"><text:s/></text:span><text:span text:style-name="T10_33">book</text:span><text:span text:style-name="T10_34">-</text:span><text:span text:style-name="T10_35">lovers</text:span><text:span text:style-name="T10_36"><text:s/>-<text:s/></text:span><text:span text:style-name="T10_37">and</text:span><text:span text:style-name="T10_38"><text:s/></text:span><text:span text:style-name="T10_39">they</text:span><text:span text:style-name="T10_40"><text:s/></text:span><text:span text:style-name="T10_41">set</text:span><text:span text:style-name="T10_42"><text:s/></text:span><text:span text:style-name="T10_43">themselves</text:span><text:span text:style-name="T10_44"><text:s/></text:span><text:span text:style-name="T10_45">apart</text:span><text:span text:style-name="T10_46"><text:s/></text:span><text:span text:style-name="T10_47">from</text:span><text:span text:style-name="T10_48"><text:s/></text:span><text:span text:style-name="T10_49">the</text:span><text:span text:style-name="T10_50"><text:s/></text:span><text:span text:style-name="T10_51">general</text:span><text:span text:style-name="T10_52"><text:s/></text:span><text:span text:style-name="T10_53">nature</text:span><text:span text:style-name="T10_54"><text:s/></text:span><text:span text:style-name="T10_55">of</text:span><text:span text:style-name="T10_56"><text:s/></text:span><text:span text:style-name="T10_57">Facebook</text:span><text:span text:style-name="T10_58"><text:s/></text:span><text:span text:style-name="T10_59">by</text:span><text:span text:style-name="T10_60"><text:s/></text:span><text:span text:style-name="T10_61">allowing</text:span><text:span text:style-name="T10_62"><text:s/></text:span><text:span text:style-name="T10_63">a</text:span><text:span text:style-name="T10_64"><text:s/></text:span><text:span text:style-name="T10_65">personal</text:span><text:span text:style-name="T10_66"><text:s/></text:span><text:span text:style-name="T10_67">curation</text:span><text:span text:style-name="T10_68"><text:s/></text:span><text:span text:style-name="T10_69">of</text:span><text:span text:style-name="T10_70"><text:s/></text:span><text:span text:style-name="T10_71">what</text:span><text:span text:style-name="T10_72"><text:s/></text:span><text:span text:style-name="T10_73">users</text:span><text:span text:style-name="T10_74"><text:s/></text:span><text:span text:style-name="T10_75">are</text:span><text:span text:style-name="T10_76"><text:s/></text:span><text:span text:style-name="T10_77">interested</text:span><text:span text:style-name="T10_78"><text:s/></text:span><text:span text:style-name="T10_79">in</text:span><text:span text:style-name="T10_80">,<text:s/></text:span><text:span text:style-name="T10_81">discovering</text:span><text:span text:style-name="T10_82"><text:s/></text:span><text:span text:style-name="T10_83">and</text:span><text:span text:style-name="T10_84"><text:s/></text:span><text:span text:style-name="T10_85">sharing</text:span><text:span text:style-name="T10_86">.<text:s/></text:span><text:span text:style-name="T10_87">However</text:span><text:span text:style-name="T10_88">,<text:s/></text:span><text:span text:style-name="T10_89">there</text:span><text:span text:style-name="T10_90"><text:s/></text:span><text:span text:style-name="T10_91">is</text:span><text:span text:style-name="T10_92"><text:s/></text:span><text:span text:style-name="T10_93">no</text:span><text:span text:style-name="T10_94"><text:s/></text:span><text:span text:style-name="T10_95">such</text:span><text:span text:style-name="T10_96"><text:s/></text:span><text:span text:style-name="T10_97">simplified</text:span><text:span text:style-name="T10_98"><text:s/></text:span><text:span text:style-name="T10_99">and</text:span><text:span text:style-name="T10_100"><text:s/></text:span><text:span text:style-name="T10_101">specific</text:span><text:span text:style-name="T10_102"><text:s/></text:span><text:span text:style-name="T10_103">tool</text:span><text:span text:style-name="T10_104"><text:s/></text:span><text:span text:style-name="T10_105">for</text:span><text:span text:style-name="T10_106"><text:s/></text:span><text:span text:style-name="T10_107">the</text:span><text:span text:style-name="T10_108"><text:s/></text:span><text:span text:style-name="T10_109">emerging</text:span><text:span text:style-name="T10_110"><text:s/></text:span><text:span text:style-name="T10_111">art</text:span><text:span text:style-name="T10_112"><text:s/></text:span><text:span text:style-name="T10_113">scene</text:span><text:span text:style-name="T10_114"><text:s/></text:span><text:span text:style-name="T10_115">in</text:span><text:span text:style-name="T10_116"><text:s/></text:span><text:span text:style-name="T10_117">New</text:span><text:span text:style-name="T10_118"><text:s/></text:span><text:span text:style-name="T10_119">Zealand</text:span><text:span text:style-name="T10_120">.<text:s/></text:span><text:span text:style-name="T10_121">Through</text:span><text:span text:style-name="T10_122"><text:s/></text:span><text:span text:style-name="T10_123">targeted</text:span><text:span text:style-name="T10_124"><text:s/></text:span><text:span text:style-name="T10_125">market</text:span><text:span text:style-name="T10_126"><text:s/></text:span><text:span text:style-name="T10_127">research</text:span><text:span text:style-name="T10_128"><text:s/></text:span><text:span text:style-name="T10_129">of</text:span><text:span text:style-name="T10_130"><text:s/></text:span><text:span text:style-name="T10_131">emerging</text:span><text:span text:style-name="T10_132"><text:s/></text:span><text:span text:style-name="T10_133">artists</text:span><text:span text:style-name="T10_134">,<text:s/></text:span><text:span text:style-name="T10_135">art</text:span><text:span text:style-name="T10_136">-</text:span><text:span text:style-name="T10_137">goers</text:span><text:span text:style-name="T10_138">,<text:s/></text:span><text:span text:style-name="T10_139">and</text:span><text:span text:style-name="T10_140"><text:s/></text:span><text:span text:style-name="T10_141">galleries</text:span><text:span text:style-name="T10_142"><text:s/>(</text:span><text:span text:style-name="T10_143">in</text:span><text:span text:style-name="T10_144"><text:s/></text:span><text:span text:style-name="T10_145">the</text:span><text:span text:style-name="T10_146"><text:s/></text:span><text:span text:style-name="T10_147">form</text:span><text:span text:style-name="T10_148"><text:s/></text:span><text:span text:style-name="T10_149">of</text:span><text:span text:style-name="T10_150"><text:s/></text:span><text:span text:style-name="T10_151">surveys</text:span><text:span text:style-name="T10_152"><text:s/></text:span><text:span text:style-name="T10_153">and</text:span><text:span text:style-name="T10_154"><text:s/></text:span><text:span text:style-name="T10_155">many</text:span><text:span text:style-name="T10_156"><text:s/></text:span><text:span text:style-name="T10_157">meetings</text:span><text:span text:style-name="T10_158">),<text:s/></text:span><text:span text:style-name="T10_159">we</text:span><text:span text:style-name="T10_160"><text:s/></text:span><text:span text:style-name="T10_161">already</text:span><text:span text:style-name="T10_162"><text:s/></text:span><text:span text:style-name="T10_163">know</text:span><text:span text:style-name="T10_164"><text:s/></text:span><text:span text:style-name="T10_165">the</text:span><text:span text:style-name="T10_166"><text:s/></text:span><text:span text:style-name="T10_167">interest</text:span><text:span text:style-name="T10_168"><text:s/></text:span><text:span text:style-name="T10_169">and</text:span><text:span text:style-name="T10_170"><text:s/></text:span><text:span text:style-name="T10_171">need</text:span><text:span text:style-name="T10_172"><text:s/></text:span><text:span text:style-name="T10_173">for</text:span><text:span text:style-name="T10_174"><text:s/></text:span><text:span text:style-name="T10_175">our</text:span><text:span text:style-name="T10_176"><text:s/></text:span><text:span text:style-name="T10_177">website</text:span><text:span text:style-name="T10_178"><text:s/></text:span><text:span text:style-name="T10_179"><office:annotation><dc:creator/><text:p text:style-name="P11"><text:span text:style-name="T11_1">eloise</text:span><text:span text:style-name="T11_2">:</text:span></text:p><text:p text:style-name="P12"><text:span text:style-name="T12_1">The</text:span><text:span text:style-name="T12_2"><text:s/></text:span><text:span text:style-name="T12_3">Audacious</text:span><text:span text:style-name="T12_4"><text:s/></text:span><text:span text:style-name="T12_5">team</text:span><text:span text:style-name="T12_6"><text:s/></text:span><text:span text:style-name="T12_7">want</text:span><text:span text:style-name="T12_8"><text:s/></text:span><text:span text:style-name="T12_9">this</text:span><text:span text:style-name="T12_10">:<text:s/></text:span></text:p><text:p text:style-name="P13"/><text:p text:style-name="P14"><text:span text:style-name="T14_1">•<text:s/></text:span><text:span text:style-name="T14_2">Marketing</text:span><text:span text:style-name="T14_3">:<text:s/></text:span><text:span text:style-name="T14_4">Explain</text:span><text:span text:style-name="T14_5"><text:s/></text:span><text:span text:style-name="T14_6">how</text:span><text:span text:style-name="T14_7"><text:s/></text:span><text:span text:style-name="T14_8">this</text:span><text:span text:style-name="T14_9"><text:s/></text:span><text:span text:style-name="T14_10">idea</text:span><text:span text:style-name="T14_11"><text:s/></text:span><text:span text:style-name="T14_12">is</text:span><text:span text:style-name="T14_13"><text:s/></text:span><text:span text:style-name="T14_14">solution</text:span><text:span text:style-name="T14_15"><text:s/></text:span><text:span text:style-name="T14_16">to</text:span><text:span text:style-name="T14_17"><text:s/></text:span><text:span text:style-name="T14_18">an</text:span><text:span text:style-name="T14_19"><text:s/></text:span><text:span text:style-name="T14_20">identified</text:span><text:span text:style-name="T14_21"><text:s/></text:span><text:span text:style-name="T14_22">problem</text:span><text:span text:style-name="T14_23">,<text:s/></text:span><text:span text:style-name="T14_24">need</text:span><text:span text:style-name="T14_25"><text:s/></text:span><text:span text:style-name="T14_26">or</text:span><text:span text:style-name="T14_27"><text:s/></text:span><text:span text:style-name="T14_28">gap</text:span><text:span text:style-name="T14_29"><text:s/></text:span><text:span text:style-name="T14_30">in</text:span><text:span text:style-name="T14_31"><text:s/></text:span><text:span text:style-name="T14_32">the</text:span><text:span text:style-name="T14_33"><text:s/></text:span><text:span text:style-name="T14_34">market</text:span><text:span text:style-name="T14_35">.</text:span></text:p><text:p text:style-name="P15"/><text:p text:style-name="P16"><text:span text:style-name="T16_1">You</text:span><text:span text:style-name="T16_2"><text:s/></text:span><text:span text:style-name="T16_3">may</text:span><text:span text:style-name="T16_4"><text:s/></text:span><text:span text:style-name="T16_5">also</text:span><text:span text:style-name="T16_6"><text:s/></text:span><text:span text:style-name="T16_7">want</text:span><text:span text:style-name="T16_8"><text:s/></text:span><text:span text:style-name="T16_9">to</text:span><text:span text:style-name="T16_10">:</text:span></text:p><text:p text:style-name="P17"/><text:p text:style-name="P18"><text:span text:style-name="T18_1">•<text:s/></text:span><text:span text:style-name="T18_2">Complete</text:span><text:span text:style-name="T18_3"><text:s/></text:span><text:span text:style-name="T18_4">a</text:span><text:span text:style-name="T18_5"><text:s/></text:span><text:span text:style-name="T18_6">SWOT</text:span><text:span text:style-name="T18_7"><text:s/></text:span><text:span text:style-name="T18_8">analysis</text:span></text:p></office:annotation></text:span><text:span text:style-name="T18_9">exists</text:span><text:span text:style-name="T18_10">.</text:span></text:p>
      <text:p text:style-name="P19"/>
      <text:p text:style-name="P20"><text:span text:style-name="T20_1">The</text:span><text:span text:style-name="T20_2"><text:s/></text:span><text:span text:style-name="T20_3">Dot</text:span><text:span text:style-name="T20_4"><text:s/></text:span><text:span text:style-name="T20_5">aims</text:span><text:span text:style-name="T20_6"><text:s/></text:span><text:span text:style-name="T20_7">to</text:span><text:span text:style-name="T20_8"><text:s/></text:span><text:span text:style-name="T20_9">create</text:span><text:span text:style-name="T20_10"><text:s/></text:span><text:span text:style-name="T20_11">an</text:span><text:span text:style-name="T20_12"><text:s/></text:span><text:span text:style-name="T20_13">up</text:span><text:span text:style-name="T20_14">-</text:span><text:span text:style-name="T20_15">to</text:span><text:span text:style-name="T20_16">-</text:span><text:span text:style-name="T20_17">date</text:span><text:span text:style-name="T20_18"><text:s/></text:span><text:span text:style-name="T20_19">base</text:span><text:span text:style-name="T20_20"><text:s/></text:span><text:span text:style-name="T20_21">of</text:span><text:span text:style-name="T20_22"><text:s/></text:span><text:span text:style-name="T20_23">emerging</text:span><text:span text:style-name="T20_24"><text:s/></text:span><text:span text:style-name="T20_25">artists</text:span><text:span text:style-name="T20_26">,<text:s/></text:span><text:span text:style-name="T20_27">where</text:span><text:span text:style-name="T20_28"><text:s/></text:span><text:span text:style-name="T20_29">anyone</text:span><text:span text:style-name="T20_30"><text:s/></text:span><text:span text:style-name="T20_31">can</text:span><text:span text:style-name="T20_32"><text:s/></text:span><text:span text:style-name="T20_33">go</text:span><text:span text:style-name="T20_34"><text:s/></text:span><text:span text:style-name="T20_35">online</text:span><text:span text:style-name="T20_36"><text:s/></text:span><text:span text:style-name="T20_37">and</text:span><text:span text:style-name="T20_38"><text:s/></text:span><text:span text:style-name="T20_39">look</text:span><text:span text:style-name="T20_40"><text:s/></text:span><text:span text:style-name="T20_41">through</text:span><text:span text:style-name="T20_42"><text:s/></text:span><text:span text:style-name="T20_43">samples</text:span><text:span text:style-name="T20_44"><text:s/></text:span><text:span text:style-name="T20_45">of</text:span><text:span text:style-name="T20_46"><text:s/></text:span><text:span text:style-name="T20_47">artists</text:span><text:span text:style-name="T20_48">’<text:s/></text:span><text:span text:style-name="T20_49">work</text:span><text:span text:style-name="T20_50"><text:s/></text:span><text:span text:style-name="T20_51">in</text:span><text:span text:style-name="T20_52"><text:s/></text:span><text:span text:style-name="T20_53">online</text:span><text:span text:style-name="T20_54"><text:s/></text:span><text:span text:style-name="T20_55">album</text:span><text:span text:style-name="T20_56"><text:s/></text:span><text:span text:style-name="T20_57">portfolios</text:span><text:span text:style-name="T20_58">.<text:s/></text:span><text:span text:style-name="T20_59">We</text:span><text:span text:style-name="T20_60"><text:s/></text:span><text:span text:style-name="T20_61">understand</text:span><text:span text:style-name="T20_62"><text:s/></text:span><text:span text:style-name="T20_63">that</text:span><text:span text:style-name="T20_64"><text:s/></text:span><text:span text:style-name="T20_65">a</text:span><text:span text:style-name="T20_66"><text:s/></text:span><text:span text:style-name="T20_67">photo</text:span><text:span text:style-name="T20_68"><text:s/></text:span><text:span text:style-name="T20_69">of</text:span><text:span text:style-name="T20_70"><text:s/></text:span><text:span text:style-name="T20_71">an</text:span><text:span text:style-name="T20_72"><text:s/></text:span><text:span text:style-name="T20_73">artwork</text:span><text:span text:style-name="T20_74"><text:s/></text:span><text:span text:style-name="T20_75">does</text:span><text:span text:style-name="T20_76"><text:s/></text:span><text:span text:style-name="T20_77">not</text:span><text:span text:style-name="T20_78"><text:s/></text:span><text:span text:style-name="T20_79">do</text:span><text:span text:style-name="T20_80"><text:s/></text:span><text:span text:style-name="T20_81">it</text:span><text:span text:style-name="T20_82"><text:s/></text:span><text:span text:style-name="T20_83">justice</text:span><text:span text:style-name="T20_84"><text:s/></text:span><text:span text:style-name="T20_85">in</text:span><text:span text:style-name="T20_86"><text:s/></text:span><text:span text:style-name="T20_87">terms</text:span><text:span text:style-name="T20_88"><text:s/></text:span><text:span text:style-name="T20_89">of</text:span><text:span text:style-name="T20_90"><text:s/></text:span><text:span text:style-name="T20_91">representation</text:span><text:span text:style-name="T20_92"><text:s/></text:span><text:span text:style-name="T20_93">of</text:span><text:span text:style-name="T20_94"><text:s/></text:span><text:span text:style-name="T20_95">size</text:span><text:span text:style-name="T20_96">,<text:s/></text:span><text:span text:style-name="T20_97">shape</text:span><text:span text:style-name="T20_98"><text:s/></text:span><text:span text:style-name="T20_99">or</text:span><text:span text:style-name="T20_100"><text:s/></text:span><text:span text:style-name="T20_101">intricate</text:span><text:span text:style-name="T20_102"><text:s/></text:span><text:span text:style-name="T20_103">detail</text:span><text:span text:style-name="T20_104"><text:s/>-</text:span><text:span text:style-name="T20_105">however</text:span><text:span text:style-name="T20_106"><text:s/></text:span><text:span text:style-name="T20_107">in</text:span><text:span text:style-name="T20_108"><text:s/></text:span><text:span text:style-name="T20_109">a</text:span><text:span text:style-name="T20_110"><text:s/></text:span><text:span text:style-name="T20_111">world</text:span><text:span text:style-name="T20_112"><text:s/></text:span><text:span text:style-name="T20_113">where</text:span><text:span text:style-name="T20_114"><text:s/></text:span><text:span text:style-name="T20_115">the</text:span><text:span text:style-name="T20_116"><text:s/></text:span><text:span text:style-name="T20_117">art</text:span><text:span text:style-name="T20_118"><text:s/></text:span><text:span text:style-name="T20_119">market</text:span><text:span text:style-name="T20_120"><text:s/></text:span><text:span text:style-name="T20_121">is</text:span><text:span text:style-name="T20_122"><text:s/></text:span><text:span text:style-name="T20_123">global</text:span><text:span text:style-name="T20_124">,<text:s/></text:span><text:span text:style-name="T20_125">not</text:span><text:span text:style-name="T20_126"><text:s/></text:span><text:span text:style-name="T20_127">everyone</text:span><text:span text:style-name="T20_128"><text:s/></text:span><text:span text:style-name="T20_129">can</text:span><text:span text:style-name="T20_130"><text:s/></text:span><text:span text:style-name="T20_131">see</text:span><text:span text:style-name="T20_132"><text:s/></text:span><text:span text:style-name="T20_133">the</text:span><text:span text:style-name="T20_134"><text:s/></text:span><text:span text:style-name="T20_135">work</text:span><text:span text:style-name="T20_136"><text:s/></text:span><text:span text:style-name="T20_137">for</text:span><text:span text:style-name="T20_138"><text:s/></text:span><text:span text:style-name="T20_139">themselves</text:span><text:span text:style-name="T20_140">.<text:s/></text:span><text:span text:style-name="T20_141">We</text:span><text:span text:style-name="T20_142"><text:s/></text:span><text:span text:style-name="T20_143">want</text:span><text:span text:style-name="T20_144"><text:s/></text:span><text:span text:style-name="T20_145">New</text:span><text:span text:style-name="T20_146"><text:s/></text:span><text:span text:style-name="T20_147">Zealand</text:span><text:span text:style-name="T20_148"><text:s/></text:span><text:span text:style-name="T20_149">and</text:span><text:span text:style-name="T20_150"><text:s/></text:span><text:span text:style-name="T20_151">the</text:span><text:span text:style-name="T20_152"><text:s/></text:span><text:span text:style-name="T20_153">world</text:span><text:span text:style-name="T20_154"><text:s/></text:span><text:span text:style-name="T20_155">to</text:span><text:span text:style-name="T20_156"><text:s/></text:span><text:span text:style-name="T20_157">know</text:span><text:span text:style-name="T20_158"><text:s/></text:span><text:span text:style-name="T20_159">what</text:span><text:span text:style-name="T20_160"><text:s/></text:span><text:span text:style-name="T20_161">emerging</text:span><text:span text:style-name="T20_162"><text:s/></text:span><text:span text:style-name="T20_163">artists</text:span><text:span text:style-name="T20_164"><text:s/></text:span><text:span text:style-name="T20_165">in</text:span><text:span text:style-name="T20_166"><text:s/></text:span><text:span text:style-name="T20_167">New</text:span><text:span text:style-name="T20_168"><text:s/></text:span><text:span text:style-name="T20_169">Zealand</text:span><text:span text:style-name="T20_170"><text:s/></text:span><text:span text:style-name="T20_171">have</text:span><text:span text:style-name="T20_172"><text:s/></text:span><text:span text:style-name="T20_173">to</text:span><text:span text:style-name="T20_174"><text:s/></text:span><text:span text:style-name="T20_175">offer</text:span><text:span text:style-name="T20_176">.<text:s/></text:span><text:span text:style-name="T20_177">We</text:span><text:span text:style-name="T20_178"><text:s/></text:span><text:span text:style-name="T20_179">are</text:span><text:span text:style-name="T20_180"><text:s/></text:span><text:span text:style-name="T20_181">not</text:span><text:span text:style-name="T20_182"><text:s/></text:span><text:span text:style-name="T20_183">dealers</text:span><text:span text:style-name="T20_184"><text:s/></text:span><text:span text:style-name="T20_185">or</text:span><text:span text:style-name="T20_186"><text:s/></text:span><text:span text:style-name="T20_187">sellers</text:span><text:span text:style-name="T20_188"><text:s/></text:span><text:span text:style-name="T20_189">of</text:span><text:span text:style-name="T20_190"><text:s/></text:span><text:span text:style-name="T20_191">art</text:span><text:span text:style-name="T20_192"><text:s/></text:span><text:span text:style-name="T20_193">but</text:span><text:span text:style-name="T20_194"><text:s/></text:span><text:span text:style-name="T20_195">rather</text:span><text:span text:style-name="T20_196"><text:s/></text:span><text:span text:style-name="T20_197">a</text:span><text:span text:style-name="T20_198"><text:s/></text:span><text:span text:style-name="T20_199">platform</text:span><text:span text:style-name="T20_200"><text:s/></text:span><text:span text:style-name="T20_201">through</text:span><text:span text:style-name="T20_202"><text:s/></text:span><text:span text:style-name="T20_203">which</text:span><text:span text:style-name="T20_204"><text:s/></text:span><text:span text:style-name="T20_205">connections</text:span><text:span text:style-name="T20_206"><text:s/></text:span><text:span text:style-name="T20_207">can</text:span><text:span text:style-name="T20_208"><text:s/></text:span><text:span text:style-name="T20_209">be</text:span><text:span text:style-name="T20_210"><text:s/></text:span><text:span text:style-name="T20_211">made</text:span><text:span text:style-name="T20_212">.</text:span></text:p>
      <text:p text:style-name="P21"/>
      <text:p text:style-name="P22"><text:span text:style-name="T22_1">Content</text:span><text:span text:style-name="T22_2"><text:s/></text:span><text:span text:style-name="T22_3">and</text:span><text:span text:style-name="T22_4"><text:s/></text:span><text:span text:style-name="T22_5">Operations</text:span></text:p>
      <text:p text:style-name="P23"><text:span text:style-name="T23_1">The</text:span><text:span text:style-name="T23_2"><text:s/></text:span><text:span text:style-name="T23_3">website</text:span><text:span text:style-name="T23_4"><text:s/></text:span><text:span text:style-name="T23_5">content</text:span><text:span text:style-name="T23_6"><text:s/></text:span><text:span text:style-name="T23_7">will</text:span><text:span text:style-name="T23_8"><text:s/></text:span><text:span text:style-name="T23_9">include</text:span><text:span text:style-name="T23_10"><text:s/></text:span><text:span text:style-name="T23_11">a</text:span><text:span text:style-name="T23_12"><text:s/></text:span><text:span text:style-name="T23_13">banner</text:span><text:span text:style-name="T23_14"><text:s/></text:span><text:span text:style-name="T23_15">at</text:span><text:span text:style-name="T23_16"><text:s/></text:span><text:span text:style-name="T23_17">the</text:span><text:span text:style-name="T23_18"><text:s/></text:span><text:span text:style-name="T23_19">top</text:span><text:span text:style-name="T23_20"><text:s/></text:span><text:span text:style-name="T23_21">with</text:span><text:span text:style-name="T23_22"><text:s/></text:span><text:span text:style-name="T23_23">several</text:span><text:span text:style-name="T23_24"><text:s/></text:span><text:span text:style-name="T23_25">permanent</text:span><text:span text:style-name="T23_26"><text:s/></text:span><text:span text:style-name="T23_27">titles</text:span><text:span text:style-name="T23_28"><text:s/></text:span><text:span text:style-name="T23_29">that</text:span><text:span text:style-name="T23_30"><text:s/></text:span><text:span text:style-name="T23_31">when</text:span><text:span text:style-name="T23_32"><text:s/></text:span><text:span text:style-name="T23_33">clicked</text:span><text:span text:style-name="T23_34"><text:s/></text:span><text:span text:style-name="T23_35">on</text:span><text:span text:style-name="T23_36">,<text:s/></text:span><text:span text:style-name="T23_37">link</text:span><text:span text:style-name="T23_38"><text:s/></text:span><text:span text:style-name="T23_39">to</text:span><text:span text:style-name="T23_40"><text:s/></text:span><text:span text:style-name="T23_41">central</text:span><text:span text:style-name="T23_42"><text:s/></text:span><text:span text:style-name="T23_43">pages</text:span><text:span text:style-name="T23_44">.</text:span></text:p>
      <text:p text:style-name="P24"/>
      <text:p text:style-name="P25"><text:span text:style-name="T25_1">-</text:span><text:span text:style-name="T25_2">The</text:span><text:span text:style-name="T25_3"><text:s/>‘</text:span><text:span text:style-name="T25_4">Homepage</text:span><text:span text:style-name="T25_5">’<text:s/></text:span><text:span text:style-name="T25_6">tab</text:span><text:span text:style-name="T25_7"><text:s/></text:span><text:span text:style-name="T25_8">welcomes</text:span><text:span text:style-name="T25_9"><text:s/></text:span><text:span text:style-name="T25_10">users</text:span><text:span text:style-name="T25_11"><text:s/></text:span><text:span text:style-name="T25_12">to</text:span><text:span text:style-name="T25_13"><text:s/></text:span><text:span text:style-name="T25_14">the</text:span><text:span text:style-name="T25_15"><text:s/></text:span><text:span text:style-name="T25_16">website</text:span><text:span text:style-name="T25_17">,<text:s/></text:span><text:span text:style-name="T25_18">briefly</text:span><text:span text:style-name="T25_19"><text:s/></text:span><text:span text:style-name="T25_20">explains</text:span><text:span text:style-name="T25_21"><text:s/></text:span><text:span text:style-name="T25_22">the</text:span><text:span text:style-name="T25_23"><text:s/></text:span><text:span text:style-name="T25_24">idea</text:span><text:span text:style-name="T25_25"><text:s/></text:span><text:span text:style-name="T25_26">behind</text:span><text:span text:style-name="T25_27"><text:s/></text:span><text:span text:style-name="T25_28">it</text:span><text:span text:style-name="T25_29"><text:s/></text:span><text:span text:style-name="T25_30">and</text:span><text:span text:style-name="T25_31"><text:s/></text:span><text:span text:style-name="T25_32">directs</text:span><text:span text:style-name="T25_33"><text:s/></text:span><text:span text:style-name="T25_34">users</text:span><text:span text:style-name="T25_35"><text:s/></text:span><text:span text:style-name="T25_36">to</text:span><text:span text:style-name="T25_37"><text:s/></text:span><text:span text:style-name="T25_38">begin</text:span><text:span text:style-name="T25_39">.<text:s/></text:span><text:span text:style-name="T25_40">This</text:span><text:span text:style-name="T25_41"><text:s/></text:span><text:span text:style-name="T25_42">page</text:span><text:span text:style-name="T25_43"><text:s/></text:span><text:span text:style-name="T25_44">will</text:span><text:span text:style-name="T25_45"><text:s/></text:span><text:span text:style-name="T25_46">also</text:span><text:span text:style-name="T25_47"><text:s/></text:span><text:span text:style-name="T25_48">having</text:span><text:span text:style-name="T25_49"><text:s/></text:span><text:span text:style-name="T25_50">a</text:span><text:span text:style-name="T25_51"><text:s/></text:span><text:span text:style-name="T25_52">continuous</text:span><text:span text:style-name="T25_53"><text:s/></text:span><text:span text:style-name="T25_54">running</text:span><text:span text:style-name="T25_55"><text:s/></text:span><text:span text:style-name="T25_56">panel</text:span><text:span text:style-name="T25_57"><text:s/></text:span><text:span text:style-name="T25_58">of</text:span><text:span text:style-name="T25_59"><text:s/></text:span><text:span text:style-name="T25_60">premium</text:span><text:span text:style-name="T25_61"><text:s/></text:span><text:span text:style-name="T25_62">user</text:span><text:span text:style-name="T25_63">’</text:span><text:span text:style-name="T25_64">s</text:span><text:span text:style-name="T25_65"><text:s/></text:span><text:span text:style-name="T25_66">portfolios</text:span><text:span text:style-name="T25_67">.</text:span></text:p>
      <text:p text:style-name="P26"/>
      <text:p text:style-name="P27"><text:span text:style-name="T27_1">-</text:span><text:span text:style-name="T27_2">The</text:span><text:span text:style-name="T27_3"><text:s/>‘</text:span><text:span text:style-name="T27_4">Artists</text:span><text:span text:style-name="T27_5">’<text:s/></text:span><text:span text:style-name="T27_6">tab</text:span><text:span text:style-name="T27_7"><text:s/></text:span><text:span text:style-name="T27_8">will</text:span><text:span text:style-name="T27_9"><text:s/></text:span><text:span text:style-name="T27_10">drop</text:span><text:span text:style-name="T27_11"><text:s/></text:span><text:span text:style-name="T27_12">down</text:span><text:span text:style-name="T27_13"><text:s/></text:span><text:span text:style-name="T27_14">a</text:span><text:span text:style-name="T27_15"><text:s/></text:span><text:span text:style-name="T27_16">choice</text:span><text:span text:style-name="T27_17"><text:s/></text:span><text:span text:style-name="T27_18">of</text:span><text:span text:style-name="T27_19"><text:s/></text:span><text:span text:style-name="T27_20">either</text:span><text:span text:style-name="T27_21"><text:s/></text:span><text:span text:style-name="T27_22">the</text:span><text:span text:style-name="T27_23"><text:s/>‘</text:span><text:span text:style-name="T27_24">Featured</text:span><text:span text:style-name="T27_25"><text:s/></text:span><text:span text:style-name="T27_26">Artist</text:span><text:span text:style-name="T27_27">’<text:s/></text:span><text:span text:style-name="T27_28">page</text:span><text:span text:style-name="T27_29"><text:s/></text:span><text:span text:style-name="T27_30">or</text:span><text:span text:style-name="T27_31"><text:s/></text:span><text:span text:style-name="T27_32">the</text:span><text:span text:style-name="T27_33"><text:s/>‘</text:span><text:span text:style-name="T27_34">Artist</text:span><text:span text:style-name="T27_35"><text:s/></text:span><text:span text:style-name="T27_36">Index</text:span><text:span text:style-name="T27_37">’.<text:s/></text:span><text:span text:style-name="T27_38">The</text:span><text:span text:style-name="T27_39"><text:s/>‘</text:span><text:span text:style-name="T27_40">Featured</text:span><text:span text:style-name="T27_41"><text:s/></text:span><text:span text:style-name="T27_42">Artist</text:span><text:span text:style-name="T27_43">’<text:s/></text:span><text:span text:style-name="T27_44">page</text:span><text:span text:style-name="T27_45"><text:s/></text:span><text:span text:style-name="T27_46">is</text:span><text:span text:style-name="T27_47"><text:s/></text:span><text:span text:style-name="T27_48">a</text:span><text:span text:style-name="T27_49"><text:s/></text:span><text:span text:style-name="T27_50">blog</text:span><text:span text:style-name="T27_51">/</text:span><text:span text:style-name="T27_52">art</text:span><text:span text:style-name="T27_53"><text:s/></text:span><text:span text:style-name="T27_54">news</text:span><text:span text:style-name="T27_55"><text:s/></text:span><text:span text:style-name="T27_56">element</text:span><text:span text:style-name="T27_57"><text:s/></text:span><text:span text:style-name="T27_58">of</text:span><text:span text:style-name="T27_59"><text:s/></text:span><text:span text:style-name="T27_60">the</text:span><text:span text:style-name="T27_61"><text:s/></text:span><text:span text:style-name="T27_62">website</text:span><text:span text:style-name="T27_63"><text:s/></text:span><text:span text:style-name="T27_64">which</text:span><text:span text:style-name="T27_65"><text:s/></text:span><text:span text:style-name="T27_66">will</text:span><text:span text:style-name="T27_67"><text:s/></text:span><text:span text:style-name="T27_68">involve</text:span><text:span text:style-name="T27_69"><text:s/></text:span><text:span text:style-name="T27_70">interviews</text:span><text:span text:style-name="T27_71">,<text:s/></text:span><text:span text:style-name="T27_72">reviews</text:span><text:span text:style-name="T27_73"><text:s/></text:span><text:span text:style-name="T27_74">and</text:span><text:span text:style-name="T27_75"><text:s/></text:span><text:span text:style-name="T27_76">descriptions</text:span><text:span text:style-name="T27_77"><text:s/></text:span><text:span text:style-name="T27_78">of</text:span><text:span text:style-name="T27_79"><text:s/></text:span><text:span text:style-name="T27_80">artists</text:span><text:span text:style-name="T27_81">.<text:s/></text:span><text:span text:style-name="T27_82">The</text:span><text:span text:style-name="T27_83"><text:s/>‘</text:span><text:span text:style-name="T27_84">Artist</text:span><text:span text:style-name="T27_85"><text:s/></text:span><text:span text:style-name="T27_86">Index</text:span><text:span text:style-name="T27_87">’<text:s/></text:span><text:span text:style-name="T27_88">will</text:span><text:span text:style-name="T27_89"><text:s/></text:span><text:span text:style-name="T27_90">be</text:span><text:span text:style-name="T27_91"><text:s/></text:span><text:span text:style-name="T27_92">a</text:span><text:span text:style-name="T27_93"><text:s/></text:span><text:span text:style-name="T27_94">simple</text:span><text:span text:style-name="T27_95"><text:s/></text:span><text:span text:style-name="T27_96">navigable</text:span><text:span text:style-name="T27_97"><text:s/></text:span><text:span text:style-name="T27_98">index</text:span><text:span text:style-name="T27_99"><text:s/></text:span><text:span text:style-name="T27_100">of</text:span><text:span text:style-name="T27_101"><text:s/></text:span><text:span text:style-name="T27_102">all</text:span><text:span text:style-name="T27_103"><text:s/></text:span><text:span text:style-name="T27_104">the</text:span><text:span text:style-name="T27_105"><text:s/></text:span><text:span text:style-name="T27_106">artist</text:span><text:span text:style-name="T27_107"><text:s/></text:span><text:span text:style-name="T27_108">portfolios</text:span><text:span text:style-name="T27_109"><text:s/></text:span><text:span text:style-name="T27_110">on</text:span><text:span text:style-name="T27_111"><text:s/></text:span><text:span text:style-name="T27_112">the</text:span><text:span text:style-name="T27_113"><text:s/></text:span><text:span text:style-name="T27_114">site</text:span><text:span text:style-name="T27_115">.</text:span></text:p>
      <text:p text:style-name="P28"/>
      <text:p text:style-name="P29"><text:span text:style-name="T29_1">-</text:span><text:span text:style-name="T29_2">The</text:span><text:span text:style-name="T29_3"><text:s/></text:span><text:span text:style-name="T29_4">next</text:span><text:span text:style-name="T29_5"><text:s/></text:span><text:span text:style-name="T29_6">tab</text:span><text:span text:style-name="T29_7"><text:s/></text:span><text:span text:style-name="T29_8">will</text:span><text:span text:style-name="T29_9"><text:s/></text:span><text:span text:style-name="T29_10">be</text:span><text:span text:style-name="T29_11"><text:s/>‘</text:span><text:span text:style-name="T29_12">Galleries</text:span><text:span text:style-name="T29_13">’<text:s/></text:span><text:span text:style-name="T29_14">which</text:span><text:span text:style-name="T29_15"><text:s/></text:span><text:span text:style-name="T29_16">features</text:span><text:span text:style-name="T29_17"><text:s/></text:span><text:span text:style-name="T29_18">an</text:span><text:span text:style-name="T29_19"><text:s/></text:span><text:span text:style-name="T29_20">index</text:span><text:span text:style-name="T29_21"><text:s/></text:span><text:span text:style-name="T29_22">of</text:span><text:span text:style-name="T29_23"><text:s/></text:span><text:span text:style-name="T29_24">art</text:span><text:span text:style-name="T29_25"><text:s/></text:span><text:span text:style-name="T29_26">galleries</text:span><text:span text:style-name="T29_27"><text:s/></text:span><text:span text:style-name="T29_28">who</text:span><text:span text:style-name="T29_29"><text:s/></text:span><text:span text:style-name="T29_30">have</text:span><text:span text:style-name="T29_31"><text:s/></text:span><text:span text:style-name="T29_32">profiles</text:span><text:span text:style-name="T29_33"><text:s/></text:span><text:span text:style-name="T29_34">on</text:span><text:span text:style-name="T29_35"><text:s/></text:span><text:span text:style-name="T29_36">the</text:span><text:span text:style-name="T29_37"><text:s/></text:span><text:span text:style-name="T29_38">website</text:span><text:span text:style-name="T29_39"><text:s/></text:span><text:span text:style-name="T29_40">as</text:span><text:span text:style-name="T29_41"><text:s/></text:span><text:span text:style-name="T29_42">well</text:span><text:span text:style-name="T29_43"><text:s/></text:span><text:span text:style-name="T29_44">as</text:span><text:span text:style-name="T29_45"><text:s/></text:span><text:span text:style-name="T29_46">a</text:span><text:span text:style-name="T29_47"><text:s/></text:span><text:span text:style-name="T29_48">map</text:span><text:span text:style-name="T29_49"><text:s/></text:span><text:span text:style-name="T29_50">of</text:span><text:span text:style-name="T29_51"><text:s/></text:span><text:span text:style-name="T29_52">New</text:span><text:span text:style-name="T29_53"><text:s/></text:span><text:span text:style-name="T29_54">Zealand</text:span><text:span text:style-name="T29_55"><text:s/></text:span><text:span text:style-name="T29_56">where</text:span><text:span text:style-name="T29_57"><text:s/></text:span><text:span text:style-name="T29_58">viewers</text:span><text:span text:style-name="T29_59"><text:s/></text:span><text:span text:style-name="T29_60">can</text:span><text:span text:style-name="T29_61"><text:s/></text:span><text:span text:style-name="T29_62">click</text:span><text:span text:style-name="T29_63"><text:s/></text:span><text:span text:style-name="T29_64">different</text:span><text:span text:style-name="T29_65"><text:s/></text:span><text:span text:style-name="T29_66">regions</text:span><text:span text:style-name="T29_67"><text:s/></text:span><text:span text:style-name="T29_68">to</text:span><text:span text:style-name="T29_69"><text:s/></text:span><text:span text:style-name="T29_70">find</text:span><text:span text:style-name="T29_71"><text:s/></text:span><text:span text:style-name="T29_72">the</text:span><text:span text:style-name="T29_73"><text:s/></text:span><text:span text:style-name="T29_74">contact</text:span><text:span text:style-name="T29_75"><text:s/></text:span><text:span text:style-name="T29_76">and</text:span><text:span text:style-name="T29_77"><text:s/></text:span><text:span text:style-name="T29_78">location</text:span><text:span text:style-name="T29_79"><text:s/></text:span><text:span text:style-name="T29_80">details</text:span><text:span text:style-name="T29_81"><text:s/></text:span><text:span text:style-name="T29_82">of</text:span><text:span text:style-name="T29_83"><text:s/></text:span><text:span text:style-name="T29_84">galleries</text:span><text:span text:style-name="T29_85"><text:s/></text:span><text:span text:style-name="T29_86">who</text:span><text:span text:style-name="T29_87"><text:s/></text:span><text:span text:style-name="T29_88">maintain</text:span><text:span text:style-name="T29_89"><text:s/></text:span><text:span text:style-name="T29_90">profiles</text:span><text:span text:style-name="T29_91"><text:s/></text:span><text:span text:style-name="T29_92">on</text:span><text:span text:style-name="T29_93"><text:s/></text:span><text:span text:style-name="T29_94">The</text:span><text:span text:style-name="T29_95"><text:s/></text:span><text:span text:style-name="T29_96">Dot</text:span><text:span text:style-name="T29_97">.</text:span></text:p>
      <text:p text:style-name="P30"/>
      <text:p text:style-name="P31"><text:span text:style-name="T31_1">-</text:span><text:span text:style-name="T31_2">The</text:span><text:span text:style-name="T31_3"><text:s/></text:span><text:span text:style-name="T31_4">next</text:span><text:span text:style-name="T31_5"><text:s/></text:span><text:span text:style-name="T31_6">tab</text:span><text:span text:style-name="T31_7"><text:s/></text:span><text:span text:style-name="T31_8">is</text:span><text:span text:style-name="T31_9"><text:s/></text:span><text:span text:style-name="T31_10">the</text:span><text:span text:style-name="T31_11"><text:s/>‘</text:span><text:span text:style-name="T31_12">Library</text:span><text:span text:style-name="T31_13">’<text:s/></text:span><text:span text:style-name="T31_14">tab</text:span><text:span text:style-name="T31_15">,<text:s/></text:span><text:span text:style-name="T31_16">this</text:span><text:span text:style-name="T31_17"><text:s/></text:span><text:span text:style-name="T31_18">page</text:span><text:span text:style-name="T31_19"><text:s/></text:span><text:span text:style-name="T31_20">has</text:span><text:span text:style-name="T31_21"><text:s/></text:span><text:span text:style-name="T31_22">an</text:span><text:span text:style-name="T31_23"><text:s/></text:span><text:span text:style-name="T31_24">endless</text:span><text:span text:style-name="T31_25"><text:s/></text:span><text:span text:style-name="T31_26">scroll</text:span><text:span text:style-name="T31_27"><text:s/></text:span><text:span text:style-name="T31_28">down</text:span><text:span text:style-name="T31_29"><text:s/></text:span><text:span text:style-name="T31_30">of</text:span><text:span text:style-name="T31_31"><text:s/></text:span><text:span text:style-name="T31_32">art</text:span><text:span text:style-name="T31_33"><text:s/></text:span><text:span text:style-name="T31_34">publications</text:span><text:span text:style-name="T31_35"><text:s/></text:span><text:span text:style-name="T31_36">from</text:span><text:span text:style-name="T31_37"><text:s/></text:span><text:span text:style-name="T31_38">books</text:span><text:span text:style-name="T31_39"><text:s/></text:span><text:span text:style-name="T31_40">to</text:span><text:span text:style-name="T31_41"><text:s/></text:span><text:span text:style-name="T31_42">exhibition</text:span><text:span text:style-name="T31_43"><text:s/></text:span><text:span text:style-name="T31_44">opening</text:span><text:span text:style-name="T31_45"><text:s/></text:span><text:span text:style-name="T31_46">invites</text:span><text:span text:style-name="T31_47"><text:s/>(</text:span><text:span text:style-name="T31_48">collected</text:span><text:span text:style-name="T31_49"><text:s/></text:span><text:span text:style-name="T31_50">by</text:span><text:span text:style-name="T31_51"><text:s/></text:span><text:span text:style-name="T31_52">The</text:span><text:span text:style-name="T31_53"><text:s/></text:span><text:span text:style-name="T31_54">Dot</text:span><text:span text:style-name="T31_55"><text:s/></text:span><text:span text:style-name="T31_56">and</text:span><text:span text:style-name="T31_57"><text:s/></text:span><text:span text:style-name="T31_58">friends</text:span><text:span text:style-name="T31_59">).<text:s/></text:span><text:span text:style-name="T31_60">The</text:span><text:span text:style-name="T31_61"><text:s/></text:span><text:span text:style-name="T31_62">idea</text:span><text:span text:style-name="T31_63"><text:s/></text:span><text:span text:style-name="T31_64">here</text:span><text:span text:style-name="T31_65"><text:s/></text:span><text:span text:style-name="T31_66">is</text:span><text:span text:style-name="T31_67"><text:s/></text:span><text:span text:style-name="T31_68">to</text:span><text:span text:style-name="T31_69"><text:s/></text:span><text:span text:style-name="T31_70">have</text:span><text:span text:style-name="T31_71"><text:s/></text:span><text:span text:style-name="T31_72">a</text:span><text:span text:style-name="T31_73"><text:s/></text:span><text:span text:style-name="T31_74">fun</text:span><text:span text:style-name="T31_75"><text:s/></text:span><text:span text:style-name="T31_76">collage</text:span><text:span text:style-name="T31_77"><text:s/></text:span><text:span text:style-name="T31_78">which</text:span><text:span text:style-name="T31_79"><text:s/></text:span><text:span text:style-name="T31_80">supports</text:span><text:span text:style-name="T31_81"><text:s/></text:span><text:span text:style-name="T31_82">this</text:span><text:span text:style-name="T31_83"><text:s/></text:span><text:span text:style-name="T31_84">aspect</text:span><text:span text:style-name="T31_85"><text:s/></text:span><text:span text:style-name="T31_86">of</text:span><text:span text:style-name="T31_87"><text:s/></text:span><text:span text:style-name="T31_88">the</text:span><text:span text:style-name="T31_89"><text:s/></text:span><text:span text:style-name="T31_90">art</text:span><text:span text:style-name="T31_91"><text:s/></text:span><text:span text:style-name="T31_92">world</text:span><text:span text:style-name="T31_93">.</text:span></text:p>
      <text:p text:style-name="P32"><text:span text:style-name="T32_1">-</text:span><text:span text:style-name="T32_2">Artist</text:span><text:span text:style-name="T32_3"><text:s/></text:span><text:span text:style-name="T32_4">profiles</text:span><text:span text:style-name="T32_5"><text:s/></text:span><text:span text:style-name="T32_6">will</text:span><text:span text:style-name="T32_7"><text:s/></text:span><text:span text:style-name="T32_8">consist</text:span><text:span text:style-name="T32_9"><text:s/></text:span><text:span text:style-name="T32_10">of</text:span><text:span text:style-name="T32_11"><text:s/></text:span><text:span text:style-name="T32_12">a</text:span><text:span text:style-name="T32_13"><text:s/></text:span><text:span text:style-name="T32_14">rolling</text:span><text:span text:style-name="T32_15"><text:s/></text:span><text:span text:style-name="T32_16">banner</text:span><text:span text:style-name="T32_17"><text:s/></text:span><text:span text:style-name="T32_18">of</text:span><text:span text:style-name="T32_19"><text:s/></text:span><text:span text:style-name="T32_20">artwork</text:span><text:span text:style-name="T32_21"><text:s/></text:span><text:span text:style-name="T32_22">that</text:span><text:span text:style-name="T32_23"><text:s/></text:span><text:span text:style-name="T32_24">they</text:span><text:span text:style-name="T32_25"><text:s/></text:span><text:span text:style-name="T32_26">have</text:span><text:span text:style-name="T32_27"><text:s/></text:span><text:span text:style-name="T32_28">uploaded</text:span><text:span text:style-name="T32_29"><text:s/></text:span><text:span text:style-name="T32_30">and</text:span><text:span text:style-name="T32_31"><text:s/></text:span><text:span text:style-name="T32_32">thumbnails</text:span><text:span text:style-name="T32_33"><text:s/></text:span><text:span text:style-name="T32_34">to</text:span><text:span text:style-name="T32_35"><text:s/></text:span><text:span text:style-name="T32_36">different</text:span><text:span text:style-name="T32_37"><text:s/></text:span><text:span text:style-name="T32_38">albums</text:span><text:span text:style-name="T32_39"><text:s/></text:span><text:span text:style-name="T32_40">that</text:span><text:span text:style-name="T32_41"><text:s/></text:span><text:span text:style-name="T32_42">viewer</text:span><text:span text:style-name="T32_43"><text:s/></text:span><text:span text:style-name="T32_44">can</text:span><text:span text:style-name="T32_45"><text:s/></text:span><text:span text:style-name="T32_46">click</text:span><text:span text:style-name="T32_47"><text:s/></text:span><text:span text:style-name="T32_48">on</text:span><text:span text:style-name="T32_49"><text:s/></text:span><text:span text:style-name="T32_50">then</text:span><text:span text:style-name="T32_51"><text:s/></text:span><text:span text:style-name="T32_52">scroll</text:span><text:span text:style-name="T32_53"><text:s/></text:span><text:span text:style-name="T32_54">through</text:span><text:span text:style-name="T32_55"><text:s/></text:span><text:span text:style-name="T32_56">portfolios</text:span><text:span text:style-name="T32_57"><text:s/></text:span><text:span text:style-name="T32_58">of</text:span><text:span text:style-name="T32_59"><text:s/></text:span><text:span text:style-name="T32_60">work</text:span><text:span text:style-name="T32_61">.<text:s/></text:span><text:span text:style-name="T32_62">The</text:span><text:span text:style-name="T32_63"><text:s/></text:span><text:span text:style-name="T32_64">albums</text:span><text:span text:style-name="T32_65"><text:s/></text:span><text:span text:style-name="T32_66">can</text:span><text:span text:style-name="T32_67"><text:s/></text:span><text:span text:style-name="T32_68">be</text:span><text:span text:style-name="T32_69"><text:s/></text:span><text:span text:style-name="T32_70">commented</text:span><text:span text:style-name="T32_71"><text:s/></text:span><text:span text:style-name="T32_72">on</text:span><text:span text:style-name="T32_73"><text:s/></text:span><text:span text:style-name="T32_74">by</text:span><text:span text:style-name="T32_75"><text:s/></text:span><text:span text:style-name="T32_76">signed</text:span><text:span text:style-name="T32_77">-</text:span><text:span text:style-name="T32_78">up</text:span><text:span text:style-name="T32_79"><text:s/></text:span><text:span text:style-name="T32_80">viewers</text:span><text:span text:style-name="T32_81"><text:s/>(</text:span><text:span text:style-name="T32_82">however</text:span><text:span text:style-name="T32_83"><text:s/></text:span><text:span text:style-name="T32_84">artists</text:span><text:span text:style-name="T32_85"><text:s/></text:span><text:span text:style-name="T32_86">can</text:span><text:span text:style-name="T32_87"><text:s/></text:span><text:span text:style-name="T32_88">delete</text:span><text:span text:style-name="T32_89"><text:s/></text:span><text:span text:style-name="T32_90">unwanted</text:span><text:span text:style-name="T32_91"><text:s/></text:span><text:span text:style-name="T32_92">comments</text:span><text:span text:style-name="T32_93">).<text:s/></text:span><text:span text:style-name="T32_94">Signed</text:span><text:span text:style-name="T32_95"><text:s/></text:span><text:span text:style-name="T32_96">up</text:span><text:span text:style-name="T32_97"><text:s/></text:span><text:span text:style-name="T32_98">users</text:span><text:span text:style-name="T32_99"><text:s/></text:span><text:span text:style-name="T32_100">can</text:span><text:span text:style-name="T32_101"><text:s/>‘</text:span><text:span text:style-name="T32_102">collect</text:span><text:span text:style-name="T32_103">’<text:s/></text:span><text:span text:style-name="T32_104">images</text:span><text:span text:style-name="T32_105"><text:s/></text:span><text:span text:style-name="T32_106">which</text:span><text:span text:style-name="T32_107"><text:s/></text:span><text:span text:style-name="T32_108">will</text:span><text:span text:style-name="T32_109"><text:s/></text:span><text:span text:style-name="T32_110">end</text:span><text:span text:style-name="T32_111"><text:s/></text:span><text:span text:style-name="T32_112">up</text:span><text:span text:style-name="T32_113"><text:s/></text:span><text:span text:style-name="T32_114">in</text:span><text:span text:style-name="T32_115"><text:s/></text:span><text:span text:style-name="T32_116">a</text:span><text:span text:style-name="T32_117"><text:s/>‘</text:span><text:span text:style-name="T32_118">collection</text:span><text:span text:style-name="T32_119">’<text:s/></text:span><text:span text:style-name="T32_120">album</text:span><text:span text:style-name="T32_121"><text:s/></text:span><text:span text:style-name="T32_122">on</text:span><text:span text:style-name="T32_123"><text:s/></text:span><text:span text:style-name="T32_124">their</text:span><text:span text:style-name="T32_125"><text:s/></text:span><text:span text:style-name="T32_126">own</text:span><text:span text:style-name="T32_127"><text:s/></text:span><text:span text:style-name="T32_128">page</text:span><text:span text:style-name="T32_129">.<text:s/></text:span><text:span text:style-name="T32_130">Profiles</text:span><text:span text:style-name="T32_131"><text:s/></text:span><text:span text:style-name="T32_132">will</text:span><text:span text:style-name="T32_133"><text:s/></text:span><text:span text:style-name="T32_134">also</text:span><text:span text:style-name="T32_135"><text:s/></text:span><text:span text:style-name="T32_136">have</text:span><text:span text:style-name="T32_137"><text:s/></text:span><text:span text:style-name="T32_138">personal</text:span><text:span text:style-name="T32_139"><text:s/></text:span><text:span text:style-name="T32_140">bios</text:span><text:span text:style-name="T32_141"><text:s/></text:span><text:span text:style-name="T32_142">which</text:span><text:span text:style-name="T32_143"><text:s/></text:span><text:span text:style-name="T32_144">include</text:span><text:span text:style-name="T32_145"><text:s/></text:span><text:span text:style-name="T32_146">information</text:span><text:span text:style-name="T32_147"><text:s/></text:span><text:span text:style-name="T32_148">like</text:span><text:span text:style-name="T32_149"><text:s/></text:span><text:span text:style-name="T32_150">emails</text:span><text:span text:style-name="T32_151">,<text:s/></text:span><text:span text:style-name="T32_152">galleries</text:span><text:span text:style-name="T32_153"><text:s/></text:span><text:span text:style-name="T32_154">exhibited</text:span><text:span text:style-name="T32_155"><text:s/></text:span><text:span text:style-name="T32_156">at</text:span><text:span text:style-name="T32_157"><text:s/></text:span><text:span text:style-name="T32_158">and</text:span><text:span text:style-name="T32_159"><text:s/></text:span><text:span text:style-name="T32_160">links</text:span><text:span text:style-name="T32_161"><text:s/></text:span><text:span text:style-name="T32_162">to</text:span><text:span text:style-name="T32_163"><text:s/></text:span><text:span text:style-name="T32_164">their</text:span><text:span text:style-name="T32_165"><text:s/></text:span><text:span text:style-name="T32_166">own</text:span><text:span text:style-name="T32_167"><text:s/></text:span><text:span text:style-name="T32_168">website</text:span><text:span text:style-name="T32_169">.</text:span></text:p>
      <text:p text:style-name="P33"/>
      <text:p text:style-name="P34"><text:span text:style-name="T34_1">Artists</text:span><text:span text:style-name="T34_2"><text:s/>(</text:span><text:span text:style-name="T34_3">from</text:span><text:span text:style-name="T34_4"><text:s/></text:span><text:span text:style-name="T34_5">photographers</text:span><text:span text:style-name="T34_6"><text:s/></text:span><text:span text:style-name="T34_7">to</text:span><text:span text:style-name="T34_8"><text:s/></text:span><text:span text:style-name="T34_9">painters</text:span><text:span text:style-name="T34_10">)<text:s/></text:span><text:span text:style-name="T34_11">will</text:span><text:span text:style-name="T34_12"><text:s/></text:span><text:span text:style-name="T34_13">be</text:span><text:span text:style-name="T34_14"><text:s/></text:span><text:span text:style-name="T34_15">sent</text:span><text:span text:style-name="T34_16"><text:s/></text:span><text:span text:style-name="T34_17">an</text:span><text:span text:style-name="T34_18"><text:s/></text:span><text:span text:style-name="T34_19">email</text:span><text:span text:style-name="T34_20">,<text:s/></text:span><text:span text:style-name="T34_21">inviting</text:span><text:span text:style-name="T34_22"><text:s/></text:span><text:span text:style-name="T34_23">them</text:span><text:span text:style-name="T34_24"><text:s/></text:span><text:span text:style-name="T34_25">to</text:span><text:span text:style-name="T34_26"><text:s/></text:span><text:span text:style-name="T34_27">create</text:span><text:span text:style-name="T34_28"><text:s/></text:span><text:span text:style-name="T34_29">a</text:span><text:span text:style-name="T34_30"><text:s/></text:span><text:span text:style-name="T34_31">profile</text:span><text:span text:style-name="T34_32"><text:s/></text:span><text:span text:style-name="T34_33">on</text:span><text:span text:style-name="T34_34"><text:s/></text:span><text:span text:style-name="T34_35">our</text:span><text:span text:style-name="T34_36"><text:s/></text:span><text:span text:style-name="T34_37">website</text:span><text:span text:style-name="T34_38">.<text:s/></text:span><text:span text:style-name="T34_39">From</text:span><text:span text:style-name="T34_40"><text:s/></text:span><text:span text:style-name="T34_41">there</text:span><text:span text:style-name="T34_42">,<text:s/></text:span><text:span text:style-name="T34_43">artists</text:span><text:span text:style-name="T34_44"><text:s/></text:span><text:span text:style-name="T34_45">can</text:span><text:span text:style-name="T34_46"><text:s/></text:span><text:span text:style-name="T34_47">invite</text:span><text:span text:style-name="T34_48"><text:s/></text:span><text:span text:style-name="T34_49">a</text:span><text:span text:style-name="T34_50"><text:s/></text:span><text:span text:style-name="T34_51">limited</text:span><text:span text:style-name="T34_52"><text:s/></text:span><text:span text:style-name="T34_53">number</text:span><text:span text:style-name="T34_54"><text:s/></text:span><text:span text:style-name="T34_55">of</text:span><text:span text:style-name="T34_56"><text:s/></text:span><text:span text:style-name="T34_57">other</text:span><text:span text:style-name="T34_58"><text:s/></text:span><text:span text:style-name="T34_59">artists</text:span><text:span text:style-name="T34_60"><text:s/></text:span><text:span text:style-name="T34_61">to</text:span><text:span text:style-name="T34_62"><text:s/></text:span><text:span text:style-name="T34_63">create</text:span><text:span text:style-name="T34_64"><text:s/></text:span><text:span text:style-name="T34_65">their</text:span><text:span text:style-name="T34_66"><text:s/></text:span><text:span text:style-name="T34_67">own</text:span><text:span text:style-name="T34_68"><text:s/></text:span><text:span text:style-name="T34_69">profiles</text:span><text:span text:style-name="T34_70">.<text:s/></text:span><text:span text:style-name="T34_71">An</text:span><text:span text:style-name="T34_72"><text:s/></text:span><text:span text:style-name="T34_73">artist</text:span><text:span text:style-name="T34_74"><text:s/></text:span><text:span text:style-name="T34_75">can</text:span><text:span text:style-name="T34_76"><text:s/></text:span><text:span text:style-name="T34_77">also</text:span><text:span text:style-name="T34_78"><text:s/></text:span><text:span text:style-name="T34_79">email</text:span><text:span text:style-name="T34_80"><text:s/></text:span><text:span text:style-name="T34_81">us</text:span><text:span text:style-name="T34_82"><text:s/></text:span><text:span text:style-name="T34_83">to</text:span><text:span text:style-name="T34_84"><text:s/></text:span><text:span text:style-name="T34_85">apply</text:span><text:span text:style-name="T34_86"><text:s/></text:span><text:span text:style-name="T34_87">for</text:span><text:span text:style-name="T34_88"><text:s/></text:span><text:span text:style-name="T34_89">a</text:span><text:span text:style-name="T34_90"><text:s/></text:span><text:span text:style-name="T34_91">profile</text:span><text:span text:style-name="T34_92">.<text:s/></text:span><text:span text:style-name="T34_93">This</text:span><text:span text:style-name="T34_94"><text:s/></text:span><text:span text:style-name="T34_95">process</text:span><text:span text:style-name="T34_96"><text:s/></text:span><text:span text:style-name="T34_97">enables</text:span><text:span text:style-name="T34_98"><text:s/></text:span><text:span text:style-name="T34_99">quality</text:span><text:span text:style-name="T34_100">,<text:s/></text:span><text:span text:style-name="T34_101">minimises</text:span><text:span text:style-name="T34_102"><text:s/></text:span><text:span text:style-name="T34_103">inappropriate</text:span><text:span text:style-name="T34_104"><text:s/></text:span><text:span text:style-name="T34_105">use</text:span><text:span text:style-name="T34_106"><text:s/></text:span><text:span text:style-name="T34_107">and</text:span><text:span text:style-name="T34_108"><text:s/></text:span><text:span text:style-name="T34_109">assures</text:span><text:span text:style-name="T34_110"><text:s/></text:span><text:span text:style-name="T34_111">users</text:span><text:span text:style-name="T34_112"><text:s/></text:span><text:span text:style-name="T34_113">that</text:span><text:span text:style-name="T34_114"><text:s/></text:span><text:span text:style-name="T34_115">the</text:span><text:span text:style-name="T34_116"><text:s/></text:span><text:span text:style-name="T34_117">website</text:span><text:span text:style-name="T34_118"><text:s/></text:span><text:span text:style-name="T34_119">is</text:span><text:span text:style-name="T34_120"><text:s/></text:span><text:span text:style-name="T34_121">serious</text:span><text:span text:style-name="T34_122">.</text:span></text:p>
      <text:p text:style-name="P35"/>
      <text:p text:style-name="P36"><text:span text:style-name="T36_1">-</text:span><text:span text:style-name="T36_2">Gallery</text:span><text:span text:style-name="T36_3"><text:s/></text:span><text:span text:style-name="T36_4">profiles</text:span><text:span text:style-name="T36_5"><text:s/></text:span><text:span text:style-name="T36_6">will</text:span><text:span text:style-name="T36_7"><text:s/></text:span><text:span text:style-name="T36_8">have</text:span><text:span text:style-name="T36_9"><text:s/></text:span><text:span text:style-name="T36_10">albums</text:span><text:span text:style-name="T36_11"><text:s/></text:span><text:span text:style-name="T36_12">for</text:span><text:span text:style-name="T36_13"><text:s/></text:span><text:span text:style-name="T36_14">galleries</text:span><text:span text:style-name="T36_15"><text:s/></text:span><text:span text:style-name="T36_16">to</text:span><text:span text:style-name="T36_17"><text:s/></text:span><text:span text:style-name="T36_18">put</text:span><text:span text:style-name="T36_19"><text:s/></text:span><text:span text:style-name="T36_20">images</text:span><text:span text:style-name="T36_21"><text:s/></text:span><text:span text:style-name="T36_22">of</text:span><text:span text:style-name="T36_23"><text:s/></text:span><text:span text:style-name="T36_24">what</text:span><text:span text:style-name="T36_25"><text:s/></text:span><text:span text:style-name="T36_26">they</text:span><text:span text:style-name="T36_27">’</text:span><text:span text:style-name="T36_28">re</text:span><text:span text:style-name="T36_29"><text:s/></text:span><text:span text:style-name="T36_30">doing</text:span><text:span text:style-name="T36_31">.<text:s/></text:span><text:span text:style-name="T36_32">They</text:span><text:span text:style-name="T36_33"><text:s/></text:span><text:span text:style-name="T36_34">also</text:span><text:span text:style-name="T36_35"><text:s/></text:span><text:span text:style-name="T36_36">can</text:span><text:span text:style-name="T36_37"><text:s/></text:span><text:span text:style-name="T36_38">link</text:span><text:span text:style-name="T36_39"><text:s/></text:span><text:span text:style-name="T36_40">to</text:span><text:span text:style-name="T36_41"><text:s/></text:span><text:span text:style-name="T36_42">users</text:span><text:span text:style-name="T36_43"><text:s/></text:span><text:span text:style-name="T36_44">that</text:span><text:span text:style-name="T36_45"><text:s/></text:span><text:span text:style-name="T36_46">have</text:span><text:span text:style-name="T36_47"><text:s/></text:span><text:span text:style-name="T36_48">exhibited</text:span><text:span text:style-name="T36_49"><text:s/></text:span><text:span text:style-name="T36_50">at</text:span><text:span text:style-name="T36_51"><text:s/></text:span><text:span text:style-name="T36_52">their</text:span><text:span text:style-name="T36_53"><text:s/></text:span><text:span text:style-name="T36_54">gallery</text:span><text:span text:style-name="T36_55">,<text:s/></text:span><text:span text:style-name="T36_56">this</text:span><text:span text:style-name="T36_57"><text:s/></text:span><text:span text:style-name="T36_58">link</text:span><text:span text:style-name="T36_59"><text:s/></text:span><text:span text:style-name="T36_60">will</text:span><text:span text:style-name="T36_61"><text:s/></text:span><text:span text:style-name="T36_62">appear</text:span><text:span text:style-name="T36_63"><text:s/></text:span><text:span text:style-name="T36_64">on</text:span><text:span text:style-name="T36_65"><text:s/></text:span><text:span text:style-name="T36_66">the</text:span><text:span text:style-name="T36_67"><text:s/></text:span><text:span text:style-name="T36_68">gallery</text:span><text:span text:style-name="T36_69">’</text:span><text:span text:style-name="T36_70">s</text:span><text:span text:style-name="T36_71"><text:s/></text:span><text:span text:style-name="T36_72">and</text:span><text:span text:style-name="T36_73"><text:s/></text:span><text:span text:style-name="T36_74">the</text:span><text:span text:style-name="T36_75"><text:s/></text:span><text:span text:style-name="T36_76">artist</text:span><text:span text:style-name="T36_77">’</text:span><text:span text:style-name="T36_78">s</text:span><text:span text:style-name="T36_79"><text:s/></text:span><text:span text:style-name="T36_80">profiles</text:span><text:span text:style-name="T36_81">.</text:span></text:p>
      <text:p text:style-name="P37"/>
      <text:p text:style-name="P38"><text:span text:style-name="T38_1">-</text:span><text:span text:style-name="T38_2">Eventually</text:span><text:span text:style-name="T38_3">,<text:s/></text:span><text:span text:style-name="T38_4">we</text:span><text:span text:style-name="T38_5"><text:s/></text:span><text:span text:style-name="T38_6">also</text:span><text:span text:style-name="T38_7"><text:s/></text:span><text:span text:style-name="T38_8">plan</text:span><text:span text:style-name="T38_9"><text:s/></text:span><text:span text:style-name="T38_10">to</text:span><text:span text:style-name="T38_11"><text:s/></text:span><text:span text:style-name="T38_12">introduce</text:span><text:span text:style-name="T38_13"><text:s/></text:span><text:span text:style-name="T38_14">another</text:span><text:span text:style-name="T38_15"><text:s/></text:span><text:span text:style-name="T38_16">tab</text:span><text:span text:style-name="T38_17"><text:s/></text:span><text:span text:style-name="T38_18">called</text:span><text:span text:style-name="T38_19"><text:s/>‘</text:span><text:span text:style-name="T38_20">Studios</text:span><text:span text:style-name="T38_21">’<text:s/></text:span><text:span text:style-name="T38_22">which</text:span><text:span text:style-name="T38_23"><text:s/></text:span><text:span text:style-name="T38_24">shares</text:span><text:span text:style-name="T38_25"><text:s/></text:span><text:span text:style-name="T38_26">photos</text:span><text:span text:style-name="T38_27"><text:s/></text:span><text:span text:style-name="T38_28">and</text:span><text:span text:style-name="T38_29"><text:s/></text:span><text:span text:style-name="T38_30">text</text:span><text:span text:style-name="T38_31"><text:s/></text:span><text:span text:style-name="T38_32">on</text:span><text:span text:style-name="T38_33"><text:s/></text:span><text:span text:style-name="T38_34">artists</text:span><text:span text:style-name="T38_35"><text:s/></text:span><text:span text:style-name="T38_36">at</text:span><text:span text:style-name="T38_37"><text:s/></text:span><text:span text:style-name="T38_38">work</text:span><text:span text:style-name="T38_39"><text:s/></text:span><text:span text:style-name="T38_40">in</text:span><text:span text:style-name="T38_41"><text:s/></text:span><text:span text:style-name="T38_42">their</text:span><text:span text:style-name="T38_43"><text:s/></text:span><text:span text:style-name="T38_44">studio</text:span><text:span text:style-name="T38_45"><text:s/></text:span><text:span text:style-name="T38_46">and</text:span><text:span text:style-name="T38_47"><text:s/></text:span><text:span text:style-name="T38_48">what</text:span><text:span text:style-name="T38_49"><text:s/></text:span><text:span text:style-name="T38_50">they</text:span><text:span text:style-name="T38_51"><text:s/></text:span><text:span text:style-name="T38_52">love</text:span><text:span text:style-name="T38_53"><text:s/></text:span><text:span text:style-name="T38_54">to</text:span><text:span text:style-name="T38_55"><text:s/></text:span><text:span text:style-name="T38_56">be</text:span><text:span text:style-name="T38_57"><text:s/></text:span><text:span text:style-name="T38_58">surrounded</text:span><text:span text:style-name="T38_59"><text:s/></text:span><text:span text:style-name="T38_60">by</text:span><text:span text:style-name="T38_61"><text:s/>-</text:span><text:span text:style-name="T38_62">this</text:span><text:span text:style-name="T38_63"><text:s/></text:span><text:span text:style-name="T38_64">is</text:span><text:span text:style-name="T38_65"><text:s/></text:span><text:span text:style-name="T38_66">an</text:span><text:span text:style-name="T38_67"><text:s/></text:span><text:span text:style-name="T38_68">interior</text:span><text:span text:style-name="T38_69"><text:s/></text:span><text:span text:style-name="T38_70">design</text:span><text:span text:style-name="T38_71"><text:s/></text:span><text:span text:style-name="T38_72">element</text:span><text:span text:style-name="T38_73"><text:s/></text:span><text:span text:style-name="T38_74">of</text:span><text:span text:style-name="T38_75"><text:s/></text:span><text:span text:style-name="T38_76">the</text:span><text:span text:style-name="T38_77"><text:s/></text:span><text:span text:style-name="T38_78">website</text:span><text:span text:style-name="T38_79">.</text:span></text:p>
      <text:p text:style-name="P39"/>
      <text:p text:style-name="P40"><text:span text:style-name="T40_1">We</text:span><text:span text:style-name="T40_2"><text:s/></text:span><text:span text:style-name="T40_3">will</text:span><text:span text:style-name="T40_4"><text:s/></text:span><text:span text:style-name="T40_5">use</text:span><text:span text:style-name="T40_6"><text:s/></text:span><text:span text:style-name="T40_7">Facebook</text:span><text:span text:style-name="T40_8"><text:s/></text:span><text:span text:style-name="T40_9">and</text:span><text:span text:style-name="T40_10"><text:s/></text:span><text:span text:style-name="T40_11">Twitter</text:span><text:span text:style-name="T40_12"><text:s/>(</text:span><text:span text:style-name="T40_13">http</text:span><text:span text:style-name="T40_14">://</text:span><text:span text:style-name="T40_15">twitter</text:span><text:span text:style-name="T40_16">.</text:span><text:span text:style-name="T40_17">com</text:span><text:span text:style-name="T40_18">/</text:span><text:span text:style-name="T40_19">thedotnz</text:span><text:span text:style-name="T40_20">)<text:s/></text:span><text:span text:style-name="T40_21">to</text:span><text:span text:style-name="T40_22"><text:s/></text:span><text:span text:style-name="T40_23">share</text:span><text:span text:style-name="T40_24"><text:s/></text:span><text:span text:style-name="T40_25">updates</text:span><text:span text:style-name="T40_26"><text:s/></text:span><text:span text:style-name="T40_27">on</text:span><text:span text:style-name="T40_28"><text:s/></text:span><text:span text:style-name="T40_29">The</text:span><text:span text:style-name="T40_30"><text:s/></text:span><text:span text:style-name="T40_31">Dot</text:span><text:span text:style-name="T40_32">’</text:span><text:span text:style-name="T40_33">s</text:span><text:span text:style-name="T40_34"><text:s/></text:span><text:span text:style-name="T40_35">progress</text:span><text:span text:style-name="T40_36">.<text:s/></text:span><text:span text:style-name="T40_37">We</text:span><text:span text:style-name="T40_38"><text:s/></text:span><text:span text:style-name="T40_39">also</text:span><text:span text:style-name="T40_40"><text:s/></text:span><text:span text:style-name="T40_41">plan</text:span><text:span text:style-name="T40_42"><text:s/></text:span><text:span text:style-name="T40_43">to</text:span><text:span text:style-name="T40_44"><text:s/></text:span><text:span text:style-name="T40_45">build</text:span><text:span text:style-name="T40_46"><text:s/></text:span><text:span text:style-name="T40_47">up</text:span><text:span text:style-name="T40_48"><text:s/></text:span><text:span text:style-name="T40_49">more</text:span><text:span text:style-name="T40_50"><text:s/></text:span><text:span text:style-name="T40_51">contacts</text:span><text:span text:style-name="T40_52"><text:s/></text:span><text:span text:style-name="T40_53">within</text:span><text:span text:style-name="T40_54"><text:s/></text:span><text:span text:style-name="T40_55">art</text:span><text:span text:style-name="T40_56"><text:s/></text:span><text:span text:style-name="T40_57">schools</text:span><text:span text:style-name="T40_58"><text:s/></text:span><text:span text:style-name="T40_59">and</text:span><text:span text:style-name="T40_60"><text:s/></text:span><text:span text:style-name="T40_61">interested</text:span><text:span text:style-name="T40_62"><text:s/></text:span><text:span text:style-name="T40_63">key</text:span><text:span text:style-name="T40_64"><text:s/></text:span><text:span text:style-name="T40_65">players</text:span><text:span text:style-name="T40_66"><text:s/></text:span><text:span text:style-name="T40_67">in</text:span><text:span text:style-name="T40_68"><text:s/></text:span><text:span text:style-name="T40_69">the</text:span><text:span text:style-name="T40_70"><text:s/></text:span><text:span text:style-name="T40_71">art</text:span><text:span text:style-name="T40_72"><text:s/></text:span><text:span text:style-name="T40_73">scene</text:span><text:span text:style-name="T40_74"><text:s/></text:span><text:span text:style-name="T40_75">once</text:span><text:span text:style-name="T40_76"><text:s/></text:span><text:span text:style-name="T40_77">the</text:span><text:span text:style-name="T40_78"><text:s/></text:span><text:span text:style-name="T40_79">product</text:span><text:span text:style-name="T40_80"><text:s/></text:span><text:span text:style-name="T40_81">is</text:span><text:span text:style-name="T40_82"><text:s/></text:span><text:span text:style-name="T40_83">ready</text:span><text:span text:style-name="T40_84"><text:s/></text:span><text:span text:style-name="T40_85">to</text:span><text:span text:style-name="T40_86"><text:s/></text:span><text:span text:style-name="T40_87">use</text:span><text:span text:style-name="T40_88">.</text:span></text:p>
      <text:p text:style-name="P41"/>
      <text:p text:style-name="P42"><text:span text:style-name="T42_1">We</text:span><text:span text:style-name="T42_2"><text:s/></text:span><text:span text:style-name="T42_3">will</text:span><text:span text:style-name="T42_4"><text:s/></text:span><text:span text:style-name="T42_5">look</text:span><text:span text:style-name="T42_6"><text:s/></text:span><text:span text:style-name="T42_7">at</text:span><text:span text:style-name="T42_8"><text:s/></text:span><text:span text:style-name="T42_9">user</text:span><text:span text:style-name="T42_10"><text:s/></text:span><text:span text:style-name="T42_11">statistics</text:span><text:span text:style-name="T42_12"><text:s/></text:span><text:span text:style-name="T42_13">throughout</text:span><text:span text:style-name="T42_14"><text:s/></text:span><text:span text:style-name="T42_15">the</text:span><text:span text:style-name="T42_16"><text:s/></text:span><text:span text:style-name="T42_17">months</text:span><text:span text:style-name="T42_18"><text:s/></text:span><text:span text:style-name="T42_19">and</text:span><text:span text:style-name="T42_20"><text:s/></text:span><text:span text:style-name="T42_21">years</text:span><text:span text:style-name="T42_22"><text:s/></text:span><text:span text:style-name="T42_23">and</text:span><text:span text:style-name="T42_24"><text:s/></text:span><text:span text:style-name="T42_25">general</text:span><text:span text:style-name="T42_26"><text:s/></text:span><text:span text:style-name="T42_27">comments</text:span><text:span text:style-name="T42_28"><text:s/></text:span><text:span text:style-name="T42_29">about</text:span><text:span text:style-name="T42_30"><text:s/></text:span><text:span text:style-name="T42_31">The</text:span><text:span text:style-name="T42_32"><text:s/></text:span><text:span text:style-name="T42_33">Dot</text:span><text:span text:style-name="T42_34"><text:s/></text:span><text:span text:style-name="T42_35">to</text:span><text:span text:style-name="T42_36"><text:s/></text:span><text:span text:style-name="T42_37">judge</text:span><text:span text:style-name="T42_38"><text:s/></text:span><text:span text:style-name="T42_39">what</text:span><text:span text:style-name="T42_40"><text:s/></text:span><text:span text:style-name="T42_41">works</text:span><text:span text:style-name="T42_42"><text:s/></text:span><text:span text:style-name="T42_43">and</text:span><text:span text:style-name="T42_44"><text:s/></text:span><text:span text:style-name="T42_45">what</text:span><text:span text:style-name="T42_46"><text:s/></text:span><text:span text:style-name="T42_47">doesn</text:span><text:span text:style-name="T42_48">’</text:span><text:span text:style-name="T42_49">t</text:span><text:span text:style-name="T42_50">.<text:s/></text:span><text:span text:style-name="T42_51">Success</text:span><text:span text:style-name="T42_52"><text:s/></text:span><text:span text:style-name="T42_53">will</text:span><text:span text:style-name="T42_54"><text:s/></text:span><text:span text:style-name="T42_55">be</text:span><text:span text:style-name="T42_56"><text:s/></text:span><text:span text:style-name="T42_57">a</text:span><text:span text:style-name="T42_58"><text:s/></text:span><text:span text:style-name="T42_59">thorough</text:span><text:span text:style-name="T42_60"><text:s/></text:span><text:span text:style-name="T42_61">database</text:span><text:span text:style-name="T42_62"><text:s/></text:span><text:span text:style-name="T42_63">of</text:span><text:span text:style-name="T42_64"><text:s/></text:span><text:span text:style-name="T42_65">artists</text:span><text:span text:style-name="T42_66"><text:s/></text:span><text:span text:style-name="T42_67">established</text:span><text:span text:style-name="T42_68"><text:s/></text:span><text:span text:style-name="T42_69">on</text:span><text:span text:style-name="T42_70"><text:s/></text:span><text:span text:style-name="T42_71">the</text:span><text:span text:style-name="T42_72"><text:s/></text:span><text:span text:style-name="T42_73">site</text:span><text:span text:style-name="T42_74"><text:s/></text:span><text:span text:style-name="T42_75">and</text:span><text:span text:style-name="T42_76"><text:s/></text:span><text:span text:style-name="T42_77">feedback</text:span><text:span text:style-name="T42_78"><text:s/></text:span><text:span text:style-name="T42_79">informing</text:span><text:span text:style-name="T42_80"><text:s/></text:span><text:span text:style-name="T42_81">us</text:span><text:span text:style-name="T42_82"><text:s/></text:span><text:span text:style-name="T42_83">of</text:span><text:span text:style-name="T42_84"><text:s/></text:span><text:span text:style-name="T42_85">the</text:span><text:span text:style-name="T42_86"><text:s/></text:span><text:span text:style-name="T42_87">helpfulness</text:span><text:span text:style-name="T42_88"><text:s/></text:span><text:span text:style-name="T42_89">of</text:span><text:span text:style-name="T42_90"><text:s/></text:span><text:span text:style-name="T42_91">The</text:span><text:span text:style-name="T42_92"><text:s/></text:span><text:span text:style-name="T42_93">Dot</text:span><text:span text:style-name="T42_94">.</text:span></text:p>
      <text:p text:style-name="P43"/>
      <text:p text:style-name="P44"><text:span text:style-name="T44_1">Financial</text:span></text:p>
      <text:p text:style-name="P45"><text:span text:style-name="T45_1">Initial</text:span><text:span text:style-name="T45_2">,<text:s/></text:span><text:span text:style-name="T45_3">Already</text:span><text:span text:style-name="T45_4">-</text:span><text:span text:style-name="T45_5">Undertaken</text:span><text:span text:style-name="T45_6"><text:s/></text:span><text:span text:style-name="T45_7">Costs</text:span><text:span text:style-name="T45_8">:</text:span></text:p>
      <text:p text:style-name="P46"><text:span text:style-name="T46_1">Website</text:span><text:span text:style-name="T46_2"><text:s/></text:span><text:span text:style-name="T46_3">domain</text:span><text:span text:style-name="T46_4">:<text:s/>$20.00<text:s/></text:span><text:span text:style-name="T46_5">per</text:span><text:span text:style-name="T46_6"><text:s/></text:span><text:span text:style-name="T46_7">annum</text:span></text:p>
      <text:p text:style-name="P47"><text:span text:style-name="T47_1">Company</text:span><text:span text:style-name="T47_2"><text:s/></text:span><text:span text:style-name="T47_3">registration</text:span><text:span text:style-name="T47_4"><text:s/></text:span><text:span text:style-name="T47_5">fee</text:span><text:span text:style-name="T47_6"><text:s/></text:span><text:span text:style-name="T47_7">and</text:span><text:span text:style-name="T47_8"><text:s/></text:span><text:span text:style-name="T47_9">registration</text:span><text:span text:style-name="T47_10">:<text:s/>$160.00</text:span></text:p>
      <text:p text:style-name="P48"><text:span text:style-name="T48_1">Business</text:span><text:span text:style-name="T48_2"><text:s/></text:span><text:span text:style-name="T48_3">cards</text:span><text:span text:style-name="T48_4"><text:s/></text:span><text:span text:style-name="T48_5">and</text:span><text:span text:style-name="T48_6"><text:s/></text:span><text:span text:style-name="T48_7">general</text:span><text:span text:style-name="T48_8"><text:s/></text:span><text:span text:style-name="T48_9">stationery</text:span><text:span text:style-name="T48_10">:<text:s/>$50.00<text:s/></text:span></text:p>
      <text:p text:style-name="P49"/>
      <text:p text:style-name="P50"><text:span text:style-name="T50_1">16-18<text:s/></text:span><text:span text:style-name="T50_2">month</text:span><text:span text:style-name="T50_3"><text:s/></text:span><text:span text:style-name="T50_4">projection</text:span><text:span text:style-name="T50_5">:</text:span></text:p>
      <text:p text:style-name="P51"><text:span text:style-name="T51_1">We</text:span><text:span text:style-name="T51_2"><text:s/></text:span><text:span text:style-name="T51_3">aim</text:span><text:span text:style-name="T51_4"><text:s/></text:span><text:span text:style-name="T51_5">to</text:span><text:span text:style-name="T51_6"><text:s/></text:span><text:span text:style-name="T51_7">generate</text:span><text:span text:style-name="T51_8"><text:s/></text:span><text:span text:style-name="T51_9">i</text:span><text:span text:style-name="T51_10">ncome</text:span><text:span text:style-name="T51_11"><text:s/></text:span><text:span text:style-name="T51_12">through</text:span><text:span text:style-name="T51_13"><text:s/></text:span><text:span text:style-name="T51_14">website</text:span><text:span text:style-name="T51_15"><text:s/></text:span><text:span text:style-name="T51_16">advertising</text:span><text:span text:style-name="T51_17"><text:s/></text:span><text:span text:style-name="T51_18">and</text:span><text:span text:style-name="T51_19"><text:s/></text:span><text:span text:style-name="T51_20">the</text:span><text:span text:style-name="T51_21"><text:s/></text:span><text:span text:style-name="T51_22">opportunity</text:span><text:span text:style-name="T51_23"><text:s/></text:span><text:span text:style-name="T51_24">for</text:span><text:span text:style-name="T51_25"><text:s/></text:span><text:span text:style-name="T51_26">users</text:span><text:span text:style-name="T51_27"><text:s/></text:span><text:span text:style-name="T51_28">to</text:span><text:span text:style-name="T51_29"><text:s/></text:span><text:span text:style-name="T51_30">set</text:span><text:span text:style-name="T51_31"><text:s/></text:span><text:span text:style-name="T51_32">up</text:span><text:span text:style-name="T51_33"><text:s/></text:span><text:span text:style-name="T51_34">a</text:span><text:span text:style-name="T51_35"><text:s/></text:span><text:span text:style-name="T51_36">premium</text:span><text:span text:style-name="T51_37"><text:s/></text:span><text:span text:style-name="T51_38">account</text:span><text:span text:style-name="T51_39"><text:s/>(</text:span><text:span text:style-name="T51_40">where</text:span><text:span text:style-name="T51_41"><text:s/></text:span><text:span text:style-name="T51_42">users</text:span><text:span text:style-name="T51_43"><text:s/></text:span><text:span text:style-name="T51_44">pay</text:span><text:span text:style-name="T51_45"><text:s/></text:span><text:span text:style-name="T51_46">yearly</text:span><text:span text:style-name="T51_47"><text:s/></text:span><text:span text:style-name="T51_48">fees</text:span><text:span text:style-name="T51_49"><text:s/></text:span><text:span text:style-name="T51_50">to</text:span><text:span text:style-name="T51_51"><text:s/></text:span><text:span text:style-name="T51_52">have</text:span><text:span text:style-name="T51_53"><text:s/></text:span><text:span text:style-name="T51_54">a</text:span><text:span text:style-name="T51_55"><text:s/></text:span><text:span text:style-name="T51_56">combination</text:span><text:span text:style-name="T51_57"><text:s/></text:span><text:span text:style-name="T51_58">of</text:span><text:span text:style-name="T51_59"><text:s/></text:span><text:span text:style-name="T51_60">no</text:span><text:span text:style-name="T51_61"><text:s/></text:span><text:span text:style-name="T51_62">ads</text:span><text:span text:style-name="T51_63">,<text:s/></text:span><text:span text:style-name="T51_64">more</text:span><text:span text:style-name="T51_65"><text:s/></text:span><text:span text:style-name="T51_66">upload</text:span><text:span text:style-name="T51_67"><text:s/></text:span><text:span text:style-name="T51_68">space</text:span><text:span text:style-name="T51_69">,<text:s/></text:span><text:span text:style-name="T51_70">homepage</text:span><text:span text:style-name="T51_71"><text:s/></text:span><text:span text:style-name="T51_72">featuring</text:span><text:span text:style-name="T51_73"><text:s/></text:span><text:span text:style-name="T51_74">and</text:span><text:span text:style-name="T51_75"><text:s/></text:span><text:span text:style-name="T51_76">a</text:span><text:span text:style-name="T51_77"><text:s/></text:span><text:span text:style-name="T51_78">better</text:span><text:span text:style-name="T51_79"><text:s/></text:span><text:span text:style-name="T51_80">selection</text:span><text:span text:style-name="T51_81"><text:s/></text:span><text:span text:style-name="T51_82">of</text:span><text:span text:style-name="T51_83"><text:s/></text:span><text:span text:style-name="T51_84">profile</text:span><text:span text:style-name="T51_85"><text:s/></text:span><text:span text:style-name="T51_86">themes</text:span><text:span text:style-name="T51_87">).<text:s/></text:span><text:span text:style-name="T51_88">We</text:span><text:span text:style-name="T51_89"><text:s/></text:span><text:span text:style-name="T51_90">are</text:span><text:span text:style-name="T51_91"><text:s/></text:span><text:span text:style-name="T51_92">also</text:span><text:span text:style-name="T51_93"><text:s/></text:span><text:span text:style-name="T51_94">looking</text:span><text:span text:style-name="T51_95"><text:s/></text:span><text:span text:style-name="T51_96">at</text:span><text:span text:style-name="T51_97"><text:s/></text:span><text:span text:style-name="T51_98">potential</text:span><text:span text:style-name="T51_99"><text:s/></text:span><text:span text:style-name="T51_100">sponsorship</text:span><text:span text:style-name="T51_101"><text:s/></text:span><text:span text:style-name="T51_102">opportunities</text:span><text:span text:style-name="T51_103">.<text:s/></text:span><text:span text:style-name="T51_104">With</text:span><text:span text:style-name="T51_105"><text:s/></text:span><text:span text:style-name="T51_106">more</text:span><text:span text:style-name="T51_107"><text:s/></text:span><text:span text:style-name="T51_108">income</text:span><text:span text:style-name="T51_109">,<text:s/></text:span><text:span text:style-name="T51_110">we</text:span><text:span text:style-name="T51_111"><text:s/></text:span><text:span text:style-name="T51_112">will</text:span><text:span text:style-name="T51_113"><text:s/></text:span><text:span text:style-name="T51_114">increase</text:span><text:span text:style-name="T51_115"><text:s/></text:span><text:span text:style-name="T51_116">our</text:span><text:span text:style-name="T51_117"><text:s/></text:span><text:span text:style-name="T51_118">advertising</text:span><text:span text:style-name="T51_119"><text:s/></text:span><text:span text:style-name="T51_120">efforts</text:span><text:span text:style-name="T51_121"><text:s/></text:span><text:span text:style-name="T51_122">online</text:span><text:span text:style-name="T51_123"><text:s/></text:span><text:span text:style-name="T51_124">and</text:span><text:span text:style-name="T51_125"><text:s/></text:span><text:span text:style-name="T51_126">through</text:span><text:span text:style-name="T51_127"><text:s/></text:span><text:span text:style-name="T51_128">publications</text:span><text:span text:style-name="T51_129">,<text:s/></text:span><text:span text:style-name="T51_130">hire</text:span><text:span text:style-name="T51_131"><text:s/></text:span><text:span text:style-name="T51_132">a</text:span><text:span text:style-name="T51_133"><text:s/></text:span><text:span text:style-name="T51_134">professional</text:span><text:span text:style-name="T51_135"><text:s/></text:span><text:span text:style-name="T51_136">coder</text:span><text:span text:style-name="T51_137"><text:s/></text:span><text:span text:style-name="T51_138">to</text:span><text:span text:style-name="T51_139"><text:s/></text:span><text:span text:style-name="T51_140">de</text:span><text:span text:style-name="T51_141">-</text:span><text:span text:style-name="T51_142">bug</text:span><text:span text:style-name="T51_143"><text:s/></text:span><text:span text:style-name="T51_144">the</text:span><text:span text:style-name="T51_145"><text:s/></text:span><text:span text:style-name="T51_146">website</text:span><text:span text:style-name="T51_147"><text:s/></text:span><text:span text:style-name="T51_148">and</text:span><text:span text:style-name="T51_149"><text:s/></text:span><text:span text:style-name="T51_150">a</text:span><text:span text:style-name="T51_151"><text:s/></text:span><text:span text:style-name="T51_152">designer</text:span><text:span text:style-name="T51_153"><text:s/>(</text:span><text:span text:style-name="T51_154">who</text:span><text:span text:style-name="T51_155"><text:s/></text:span><text:span text:style-name="T51_156">we</text:span><text:span text:style-name="T51_157"><text:s/></text:span><text:span text:style-name="T51_158">are</text:span><text:span text:style-name="T51_159"><text:s/></text:span><text:span text:style-name="T51_160">already</text:span><text:span text:style-name="T51_161"><text:s/></text:span><text:span text:style-name="T51_162">talking</text:span><text:span text:style-name="T51_163"><text:s/></text:span><text:span text:style-name="T51_164">to</text:span><text:span text:style-name="T51_165">)<text:s/></text:span><text:span text:style-name="T51_166">to</text:span><text:span text:style-name="T51_167"><text:s/></text:span><text:span text:style-name="T51_168">come</text:span><text:span text:style-name="T51_169"><text:s/></text:span><text:span text:style-name="T51_170">up</text:span><text:span text:style-name="T51_171"><text:s/></text:span><text:span text:style-name="T51_172">with</text:span><text:span text:style-name="T51_173"><text:s/></text:span><text:span text:style-name="T51_174">website</text:span><text:span text:style-name="T51_175"><text:s/></text:span><text:span text:style-name="T51_176">and</text:span><text:span text:style-name="T51_177"><text:s/></text:span><text:span text:style-name="T51_178">promotional</text:span><text:span text:style-name="T51_179"><text:s/></text:span><text:span text:style-name="T51_180">design</text:span><text:span text:style-name="T51_181">.</text:span></text:p>
      <text:p text:style-name="P52"/>
      <text:p text:style-name="P53"><text:span text:style-name="T53_1">Management</text:span></text:p>
      <text:p text:style-name="P54"><text:span text:style-name="T54_1">Our</text:span><text:span text:style-name="T54_2"><text:s/></text:span><text:span text:style-name="T54_3">team</text:span><text:span text:style-name="T54_4"><text:s/></text:span><text:span text:style-name="T54_5">has</text:span><text:span text:style-name="T54_6"><text:s/></text:span><text:span text:style-name="T54_7">two</text:span><text:span text:style-name="T54_8"><text:s/></text:span><text:span text:style-name="T54_9">founding</text:span><text:span text:style-name="T54_10"><text:s/></text:span><text:span text:style-name="T54_11">members</text:span><text:span text:style-name="T54_12">,<text:s/></text:span><text:span text:style-name="T54_13">Zane</text:span><text:span text:style-name="T54_14"><text:s/></text:span><text:span text:style-name="T54_15">Pocock</text:span><text:span text:style-name="T54_16"><text:s/></text:span><text:span text:style-name="T54_17">and</text:span><text:span text:style-name="T54_18"><text:s/></text:span><text:span text:style-name="T54_19">Eloise</text:span><text:span text:style-name="T54_20"><text:s/></text:span><text:span text:style-name="T54_21">Callister</text:span><text:span text:style-name="T54_22">-</text:span><text:span text:style-name="T54_23">Baker</text:span><text:span text:style-name="T54_24">.<text:s/></text:span><text:span text:style-name="T54_25">Zane</text:span><text:span text:style-name="T54_26"><text:s/></text:span><text:span text:style-name="T54_27">has</text:span><text:span text:style-name="T54_28"><text:s/></text:span><text:span text:style-name="T54_29">strong</text:span><text:span text:style-name="T54_30"><text:s/></text:span><text:span text:style-name="T54_31">knowledge</text:span><text:span text:style-name="T54_32"><text:s/></text:span><text:span text:style-name="T54_33">in</text:span><text:span text:style-name="T54_34"><text:s/></text:span><text:span text:style-name="T54_35">website</text:span><text:span text:style-name="T54_36"><text:s/></text:span><text:span text:style-name="T54_37">development</text:span><text:span text:style-name="T54_38"><text:s/></text:span><text:span text:style-name="T54_39">and</text:span><text:span text:style-name="T54_40"><text:s/></text:span><text:span text:style-name="T54_41">is</text:span><text:span text:style-name="T54_42"><text:s/></text:span><text:span text:style-name="T54_43">already</text:span><text:span text:style-name="T54_44"><text:s/></text:span><text:span text:style-name="T54_45">creating</text:span><text:span text:style-name="T54_46"><text:s/></text:span><text:span text:style-name="T54_47">code</text:span><text:span text:style-name="T54_48"><text:s/></text:span><text:span text:style-name="T54_49">to</text:span><text:span text:style-name="T54_50"><text:s/></text:span><text:span text:style-name="T54_51">develop</text:span><text:span text:style-name="T54_52"><text:s/></text:span><text:span text:style-name="T54_53">our</text:span><text:span text:style-name="T54_54"><text:s/></text:span><text:span text:style-name="T54_55">website</text:span><text:span text:style-name="T54_56">,<text:s/></text:span><text:span text:style-name="T54_57">while</text:span><text:span text:style-name="T54_58"><text:s/></text:span><text:span text:style-name="T54_59">Eloise</text:span><text:span text:style-name="T54_60"><text:s/></text:span><text:span text:style-name="T54_61">has</text:span><text:span text:style-name="T54_62"><text:s/></text:span><text:span text:style-name="T54_63">writing</text:span><text:span text:style-name="T54_64"><text:s/></text:span><text:span text:style-name="T54_65">and</text:span><text:span text:style-name="T54_66"><text:s/></text:span><text:span text:style-name="T54_67">photography</text:span><text:span text:style-name="T54_68"><text:s/></text:span><text:span text:style-name="T54_69">expertise</text:span><text:span text:style-name="T54_70"><text:s/></text:span><text:span text:style-name="T54_71">with</text:span><text:span text:style-name="T54_72"><text:s/></text:span><text:span text:style-name="T54_73">links</text:span><text:span text:style-name="T54_74"><text:s/></text:span><text:span text:style-name="T54_75">to</text:span><text:span text:style-name="T54_76"><text:s/></text:span><text:span text:style-name="T54_77">the</text:span><text:span text:style-name="T54_78"><text:s/></text:span><text:span text:style-name="T54_79">New</text:span><text:span text:style-name="T54_80"><text:s/></text:span><text:span text:style-name="T54_81">Zealand</text:span><text:span text:style-name="T54_82"><text:s/></text:span><text:span text:style-name="T54_83">art</text:span><text:span text:style-name="T54_84"><text:s/></text:span><text:span text:style-name="T54_85">scene</text:span><text:span text:style-name="T54_86">.<text:s/></text:span><text:span text:style-name="T54_87">We</text:span><text:span text:style-name="T54_88"><text:s/></text:span><text:span text:style-name="T54_89">have</text:span><text:span text:style-name="T54_90"><text:s/></text:span><text:span text:style-name="T54_91">created</text:span><text:span text:style-name="T54_92"><text:s/></text:span><text:span text:style-name="T54_93">a</text:span><text:span text:style-name="T54_94"><text:s/></text:span><text:span text:style-name="T54_95">board</text:span><text:span text:style-name="T54_96"><text:s/></text:span><text:span text:style-name="T54_97">with</text:span><text:span text:style-name="T54_98"><text:s/></text:span><text:span text:style-name="T54_99">Sandy</text:span><text:span text:style-name="T54_100"><text:s/></text:span><text:span text:style-name="T54_101">Callister</text:span><text:span text:style-name="T54_102"><text:s/></text:span><text:span text:style-name="T54_103">who</text:span><text:span text:style-name="T54_104"><text:s/></text:span><text:span text:style-name="T54_105">has</text:span><text:span text:style-name="T54_106"><text:s/></text:span><text:span text:style-name="T54_107">expertise</text:span><text:span text:style-name="T54_108"><text:s/></text:span><text:span text:style-name="T54_109">in</text:span><text:span text:style-name="T54_110"><text:s/></text:span><text:span text:style-name="T54_111">New</text:span><text:span text:style-name="T54_112"><text:s/></text:span><text:span text:style-name="T54_113">Zealand</text:span><text:span text:style-name="T54_114">’</text:span><text:span text:style-name="T54_115">s</text:span><text:span text:style-name="T54_116"><text:s/></text:span><text:span text:style-name="T54_117">visual</text:span><text:span text:style-name="T54_118"><text:s/></text:span><text:span text:style-name="T54_119">history</text:span><text:span text:style-name="T54_120"><text:s/></text:span><text:span text:style-name="T54_121">and</text:span><text:span text:style-name="T54_122"><text:s/></text:span><text:span text:style-name="T54_123">senior</text:span><text:span text:style-name="T54_124"><text:s/></text:span><text:span text:style-name="T54_125">leadership</text:span><text:span text:style-name="T54_126"><text:s/></text:span><text:span text:style-name="T54_127">and</text:span><text:span text:style-name="T54_128"><text:s/></text:span><text:span text:style-name="T54_129">management</text:span><text:span text:style-name="T54_130"><text:s/></text:span><text:span text:style-name="T54_131">experience</text:span><text:span text:style-name="T54_132"><text:s/></text:span><text:span text:style-name="T54_133">with</text:span><text:span text:style-name="T54_134"><text:s/></text:span><text:span text:style-name="T54_135">creative</text:span><text:span text:style-name="T54_136"><text:s/></text:span><text:span text:style-name="T54_137">and</text:span><text:span text:style-name="T54_138"><text:s/></text:span><text:span text:style-name="T54_139">research</text:span><text:span text:style-name="T54_140"><text:s/></text:span><text:span text:style-name="T54_141">environments</text:span><text:span text:style-name="T54_142">,<text:s/></text:span><text:span text:style-name="T54_143">and</text:span><text:span text:style-name="T54_144"><text:s/></text:span><text:span text:style-name="T54_145">Anna</text:span><text:span text:style-name="T54_146"><text:s/></text:span><text:span text:style-name="T54_147">Pocock</text:span><text:span text:style-name="T54_148"><text:s/></text:span><text:span text:style-name="T54_149">who</text:span><text:span text:style-name="T54_150"><text:s/></text:span><text:span text:style-name="T54_151">is</text:span><text:span text:style-name="T54_152"><text:s/></text:span><text:span text:style-name="T54_153">a</text:span><text:span text:style-name="T54_154"><text:s/></text:span><text:span text:style-name="T54_155">director</text:span><text:span text:style-name="T54_156"><text:s/></text:span><text:span text:style-name="T54_157">of</text:span><text:span text:style-name="T54_158"><text:s/></text:span><text:span text:style-name="T54_159">an</text:span><text:span text:style-name="T54_160"><text:s/></text:span><text:span text:style-name="T54_161">accountancy</text:span><text:span text:style-name="T54_162"><text:s/></text:span><text:span text:style-name="T54_163">firm</text:span><text:span text:style-name="T54_164"><text:s/></text:span><text:span text:style-name="T54_165">and</text:span><text:span text:style-name="T54_166"><text:s/></text:span><text:span text:style-name="T54_167">business</text:span><text:span text:style-name="T54_168"><text:s/></text:span><text:span text:style-name="T54_169">consultant</text:span><text:span text:style-name="T54_170">.</text:span></text:p>
      <text:p text:style-name="P55"/>
      <text:p text:style-name="P56"><text:span text:style-name="T56_1">The</text:span><text:span text:style-name="T56_2"><text:s/></text:span><text:span text:style-name="T56_3">Dot</text:span><text:span text:style-name="T56_4"><text:s/></text:span><text:span text:style-name="T56_5">aims</text:span><text:span text:style-name="T56_6"><text:s/></text:span><text:span text:style-name="T56_7">to</text:span><text:span text:style-name="T56_8"><text:s/></text:span><text:span text:style-name="T56_9">include</text:span><text:span text:style-name="T56_10"><text:s/></text:span><text:span text:style-name="T56_11">more</text:span><text:span text:style-name="T56_12"><text:s/></text:span><text:span text:style-name="T56_13">volunteers</text:span><text:span text:style-name="T56_14"><text:s/></text:span><text:span text:style-name="T56_15">to</text:span><text:span text:style-name="T56_16"><text:s/></text:span><text:span text:style-name="T56_17">keep</text:span><text:span text:style-name="T56_18"><text:s/></text:span><text:span text:style-name="T56_19">the</text:span><text:span text:style-name="T56_20"><text:s/></text:span><text:span text:style-name="T56_21">content</text:span><text:span text:style-name="T56_22"><text:s/></text:span><text:span text:style-name="T56_23">of</text:span><text:span text:style-name="T56_24"><text:s/></text:span><text:span text:style-name="T56_25">the</text:span><text:span text:style-name="T56_26"><text:s/></text:span><text:span text:style-name="T56_27">website</text:span><text:span text:style-name="T56_28"><text:s/></text:span><text:span text:style-name="T56_29">up</text:span><text:span text:style-name="T56_30">-</text:span><text:span text:style-name="T56_31">to</text:span><text:span text:style-name="T56_32">-</text:span><text:span text:style-name="T56_33">date</text:span><text:span text:style-name="T56_34">,<text:s/></text:span><text:span text:style-name="T56_35">organised</text:span><text:span text:style-name="T56_36"><text:s/></text:span><text:span text:style-name="T56_37">and</text:span><text:span text:style-name="T56_38"><text:s/></text:span><text:span text:style-name="T56_39">catered</text:span><text:span text:style-name="T56_40"><text:s/></text:span><text:span text:style-name="T56_41">to</text:span><text:span text:style-name="T56_42"><text:s/></text:span><text:span text:style-name="T56_43">the</text:span><text:span text:style-name="T56_44"><text:s/></text:span><text:span text:style-name="T56_45">users</text:span><text:span text:style-name="T56_46">’<text:s/></text:span><text:span text:style-name="T56_47">wants</text:span><text:span text:style-name="T56_48">.<text:s/></text:span><text:span text:style-name="T56_49">If</text:span><text:span text:style-name="T56_50"><text:s/></text:span><text:span text:style-name="T56_51">enough</text:span><text:span text:style-name="T56_52"><text:s/></text:span><text:span text:style-name="T56_53">income</text:span><text:span text:style-name="T56_54"><text:s/></text:span><text:span text:style-name="T56_55">is</text:span><text:span text:style-name="T56_56"><text:s/></text:span><text:span text:style-name="T56_57">generated</text:span><text:span text:style-name="T56_58">,<text:s/></text:span><text:span text:style-name="T56_59">some</text:span><text:span text:style-name="T56_60"><text:s/></text:span><text:span text:style-name="T56_61">volunteers</text:span><text:span text:style-name="T56_62"><text:s/></text:span><text:span text:style-name="T56_63">will</text:span><text:span text:style-name="T56_64"><text:s/></text:span><text:span text:style-name="T56_65">become</text:span><text:span text:style-name="T56_66"><text:s/></text:span><text:span text:style-name="T56_67">staff</text:span><text:span text:style-name="T56_68">.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746cm" fo:padding-right="0cm" fo:margin-right="1.34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